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9" style:family="table">
      <style:table-properties style:width="10.797cm" style:rel-width="100%" fo:margin-left="0cm" table:align="left" style:writing-mode="lr-tb"/>
    </style:style>
    <style:style style:name="Table29.A" style:family="table-column">
      <style:table-column-properties style:column-width="3.237cm" style:rel-column-width="1835*"/>
    </style:style>
    <style:style style:name="Table29.B" style:family="table-column">
      <style:table-column-properties style:column-width="1.157cm" style:rel-column-width="656*"/>
    </style:style>
    <style:style style:name="Table29.C" style:family="table-column">
      <style:table-column-properties style:column-width="1.106cm" style:rel-column-width="627*"/>
    </style:style>
    <style:style style:name="Table29.D" style:family="table-column">
      <style:table-column-properties style:column-width="1.498cm" style:rel-column-width="849*"/>
    </style:style>
    <style:style style:name="Table29.E" style:family="table-column">
      <style:table-column-properties style:column-width="1.466cm" style:rel-column-width="831*"/>
    </style:style>
    <style:style style:name="Table29.F" style:family="table-column">
      <style:table-column-properties style:column-width="1.02cm" style:rel-column-width="578*"/>
    </style:style>
    <style:style style:name="Table29.G" style:family="table-column">
      <style:table-column-properties style:column-width="1.314cm" style:rel-column-width="745*"/>
    </style:style>
    <style:style style:name="Table29.1" style:family="table-row">
      <style:table-row-properties style:min-row-height="0.041cm" fo:keep-together="auto"/>
    </style:style>
    <style:style style:name="Table29.A1" style:family="table-cell">
      <style:table-cell-properties style:vertical-align="top" style:border-line-width-top="0.004cm 0.004cm 0.004cm" style:border-line-width-bottom="0.004cm 0.004cm 0.004cm" fo:padding="0cm" fo:border-left="none" fo:border-right="none" fo:border-top="0.3pt double #000000" fo:border-bottom="0.3pt double #000000" style:writing-mode="lr-tb"/>
    </style:style>
    <style:style style:name="Table29.2" style:family="table-row">
      <style:table-row-properties fo:keep-together="auto"/>
    </style:style>
    <style:style style:name="Table29.A2" style:family="table-cell">
      <style:table-cell-properties style:vertical-align="bottom" fo:padding="0cm" fo:border="none" style:writing-mode="lr-tb"/>
    </style:style>
    <style:style style:name="Table29.3" style:family="table-row">
      <style:table-row-properties fo:keep-together="auto"/>
    </style:style>
    <style:style style:name="Table29.A3" style:family="table-cell">
      <style:table-cell-properties style:vertical-align="bottom" fo:padding="0cm" fo:border-left="none" fo:border-right="none" fo:border-top="0.1pt solid #000000" fo:border-bottom="0.1pt solid #000000" style:writing-mode="lr-tb"/>
    </style:style>
    <style:style style:name="Table29.4" style:family="table-row">
      <style:table-row-properties fo:keep-together="auto"/>
    </style:style>
    <style:style style:name="Table29.A4" style:family="table-cell">
      <style:table-cell-properties style:vertical-align="bottom" fo:padding="0cm" fo:border-left="none" fo:border-right="none" fo:border-top="none" fo:border-bottom="0.1pt solid #000000" style:writing-mode="lr-tb"/>
    </style:style>
    <style:style style:name="Table29.5" style:family="table-row">
      <style:table-row-properties fo:keep-together="auto"/>
    </style:style>
    <style:style style:name="Table29.A5" style:family="table-cell">
      <style:table-cell-properties style:vertical-align="top" fo:padding="0cm" fo:border="none" style:writing-mode="lr-tb"/>
    </style:style>
    <style:style style:name="Table29.6" style:family="table-row">
      <style:table-row-properties fo:keep-together="auto"/>
    </style:style>
    <style:style style:name="Table29.7" style:family="table-row">
      <style:table-row-properties fo:keep-together="auto"/>
    </style:style>
    <style:style style:name="Table29.8" style:family="table-row">
      <style:table-row-properties fo:keep-together="auto"/>
    </style:style>
    <style:style style:name="Table29.9" style:family="table-row">
      <style:table-row-properties fo:keep-together="auto"/>
    </style:style>
    <style:style style:name="Table29.10" style:family="table-row">
      <style:table-row-properties fo:keep-together="auto"/>
    </style:style>
    <style:style style:name="Table29.11" style:family="table-row">
      <style:table-row-properties fo:keep-together="auto"/>
    </style:style>
    <style:style style:name="Table29.12" style:family="table-row">
      <style:table-row-properties fo:keep-together="auto"/>
    </style:style>
    <style:style style:name="Table29.13" style:family="table-row">
      <style:table-row-properties fo:keep-together="auto"/>
    </style:style>
    <style:style style:name="Table29.14" style:family="table-row">
      <style:table-row-properties fo:keep-together="auto"/>
    </style:style>
    <style:style style:name="Table29.15" style:family="table-row">
      <style:table-row-properties fo:keep-together="auto"/>
    </style:style>
    <style:style style:name="Table29.16" style:family="table-row">
      <style:table-row-properties fo:keep-together="auto"/>
    </style:style>
    <style:style style:name="Table29.17" style:family="table-row">
      <style:table-row-properties fo:keep-together="auto"/>
    </style:style>
    <style:style style:name="Table29.18" style:family="table-row">
      <style:table-row-properties fo:keep-together="auto"/>
    </style:style>
    <style:style style:name="Table29.19" style:family="table-row">
      <style:table-row-properties fo:keep-together="auto"/>
    </style:style>
    <style:style style:name="Table29.20" style:family="table-row">
      <style:table-row-properties fo:keep-together="auto"/>
    </style:style>
    <style:style style:name="Table29.21" style:family="table-row">
      <style:table-row-properties fo:keep-together="auto"/>
    </style:style>
    <style:style style:name="Table29.A22" style:family="table-cell">
      <style:table-cell-properties style:vertical-align="top" fo:padding="0cm" fo:border-left="none" fo:border-right="none" fo:border-top="0.5pt solid #000000" fo:border-bottom="0.5pt solid #000000" style:writing-mode="lr-tb"/>
    </style:style>
    <style:style style:name="Table29.A23" style:family="table-cell">
      <style:table-cell-properties style:vertical-align="top" fo:padding="0cm" fo:border-left="none" fo:border-right="none" fo:border-top="none" fo:border-bottom="0.5pt solid #000000" style:writing-mode="lr-tb"/>
    </style:style>
    <style:style style:name="Table29.24" style:family="table-row">
      <style:table-row-properties fo:keep-together="auto"/>
    </style:style>
    <style:style style:name="Table29.A24" style:family="table-cell">
      <style:table-cell-properties style:vertical-align="top" fo:padding="0cm" fo:border-left="none" fo:border-right="none" fo:border-top="0.1pt solid #000000" fo:border-bottom="none" style:writing-mode="lr-tb"/>
    </style:style>
    <style:style style:name="Table29.25" style:family="table-row">
      <style:table-row-properties fo:keep-together="auto"/>
    </style:style>
    <style:style style:name="Table29.26" style:family="table-row">
      <style:table-row-properties fo:keep-together="auto"/>
    </style:style>
    <style:style style:name="Table29.27" style:family="table-row">
      <style:table-row-properties fo:keep-together="auto"/>
    </style:style>
    <style:style style:name="Table29.28" style:family="table-row">
      <style:table-row-properties fo:keep-together="auto"/>
    </style:style>
    <style:style style:name="Table29.29" style:family="table-row">
      <style:table-row-properties fo:keep-together="auto"/>
    </style:style>
    <style:style style:name="Table29.30" style:family="table-row">
      <style:table-row-properties fo:keep-together="auto"/>
    </style:style>
    <style:style style:name="Table29.31" style:family="table-row">
      <style:table-row-properties fo:keep-together="auto"/>
    </style:style>
    <style:style style:name="Table29.32" style:family="table-row">
      <style:table-row-properties fo:keep-together="auto"/>
    </style:style>
    <style:style style:name="Table29.33" style:family="table-row">
      <style:table-row-properties fo:keep-together="auto"/>
    </style:style>
    <style:style style:name="Table29.34" style:family="table-row">
      <style:table-row-properties fo:keep-together="auto"/>
    </style:style>
    <style:style style:name="Table29.35" style:family="table-row">
      <style:table-row-properties fo:keep-together="auto"/>
    </style:style>
    <style:style style:name="Table29.36" style:family="table-row">
      <style:table-row-properties fo:keep-together="auto"/>
    </style:style>
    <style:style style:name="Table29.37" style:family="table-row">
      <style:table-row-properties style:min-row-height="0.203cm" fo:keep-together="auto"/>
    </style:style>
    <style:style style:name="Table29.38" style:family="table-row">
      <style:table-row-properties style:min-row-height="0.138cm" fo:keep-together="auto"/>
    </style:style>
    <style:style style:name="Table29.A38" style:family="table-cell">
      <style:table-cell-properties style:vertical-align="top" style:border-line-width-bottom="0.004cm 0.004cm 0.004cm" fo:padding="0cm" fo:border-left="none" fo:border-right="none" fo:border-top="none" fo:border-bottom="0.3pt double #000000" style:writing-mode="lr-tb"/>
    </style:style>
    <style:style style:name="Table30" style:family="table">
      <style:table-properties style:width="10.797cm" style:rel-width="100%" table:align="left" style:writing-mode="lr-tb"/>
    </style:style>
    <style:style style:name="Table30.A" style:family="table-column">
      <style:table-column-properties style:column-width="3.154cm" style:rel-column-width="1788*"/>
    </style:style>
    <style:style style:name="Table30.B" style:family="table-column">
      <style:table-column-properties style:column-width="1.487cm" style:rel-column-width="843*"/>
    </style:style>
    <style:style style:name="Table30.C" style:family="table-column">
      <style:table-column-properties style:column-width="1.524cm" style:rel-column-width="864*"/>
    </style:style>
    <style:style style:name="Table30.D" style:family="table-column">
      <style:table-column-properties style:column-width="3cm" style:rel-column-width="1701*"/>
    </style:style>
    <style:style style:name="Table30.E" style:family="table-column">
      <style:table-column-properties style:column-width="1.632cm" style:rel-column-width="925*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top" style:border-line-width-top="0.004cm 0.004cm 0.004cm" style:border-line-width-bottom="0.004cm 0.004cm 0.004cm" fo:padding="0.101cm" fo:border-left="none" fo:border-right="none" fo:border-top="0.3pt double #000000" fo:border-bottom="0.3pt double #000000" style:writing-mode="lr-tb"/>
    </style:style>
    <style:style style:name="Table30.A2" style:family="table-cell">
      <style:table-cell-properties style:vertical-align="top" fo:padding="0.101cm" fo:border-left="none" fo:border-right="none" fo:border-top="none" fo:border-bottom="0.5pt solid #000000" style:writing-mode="lr-tb"/>
    </style:style>
    <style:style style:name="Table30.A3" style:family="table-cell">
      <style:table-cell-properties style:vertical-align="top" fo:padding="0.101cm" fo:border-left="none" fo:border-right="none" fo:border-top="none" fo:border-bottom="0.1pt solid #000000" style:writing-mode="lr-tb"/>
    </style:style>
    <style:style style:name="Table30.A4" style:family="table-cell">
      <style:table-cell-properties style:vertical-align="top" fo:padding="0cm" fo:border="none" style:writing-mode="lr-tb"/>
    </style:style>
    <style:style style:name="Table30.A12" style:family="table-cell">
      <style:table-cell-properties style:vertical-align="top" fo:padding="0.101cm" fo:border-left="none" fo:border-right="none" fo:border-top="0.1pt solid #000000" fo:border-bottom="0.1pt solid #000000" style:writing-mode="lr-tb"/>
    </style:style>
    <style:style style:name="Table30.15" style:family="table-row">
      <style:table-row-properties style:min-row-height="0.482cm" fo:keep-together="auto"/>
    </style:style>
    <style:style style:name="Table30.A18" style:family="table-cell">
      <style:table-cell-properties style:vertical-align="top" style:border-line-width-bottom="0.004cm 0.004cm 0.004cm" fo:padding="0cm" fo:border-left="none" fo:border-right="none" fo:border-top="none" fo:border-bottom="0.3pt double #000000" style:writing-mode="lr-tb"/>
    </style:style>
    <style:style style:name="Table31" style:family="table">
      <style:table-properties style:width="10.797cm" style:rel-width="100%" fo:margin-left="0cm" table:align="left" style:writing-mode="lr-tb"/>
    </style:style>
    <style:style style:name="Table31.A" style:family="table-column">
      <style:table-column-properties style:column-width="4.821cm" style:rel-column-width="2733*"/>
    </style:style>
    <style:style style:name="Table31.B" style:family="table-column">
      <style:table-column-properties style:column-width="3.154cm" style:rel-column-width="1788*"/>
    </style:style>
    <style:style style:name="Table31.C" style:family="table-column">
      <style:table-column-properties style:column-width="2.822cm" style:rel-column-width="1600*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top" style:border-line-width-top="0.004cm 0.004cm 0.004cm" style:border-line-width-bottom="0.004cm 0.004cm 0.004cm" fo:padding="0.101cm" fo:border-left="none" fo:border-right="none" fo:border-top="0.3pt double #000000" fo:border-bottom="0.3pt double #000000" style:writing-mode="lr-tb"/>
    </style:style>
    <style:style style:name="Table31.A2" style:family="table-cell">
      <style:table-cell-properties style:vertical-align="top" fo:padding="0.101cm" fo:border-left="none" fo:border-right="none" fo:border-top="none" fo:border-bottom="0.5pt solid #000000" style:writing-mode="lr-tb"/>
    </style:style>
    <style:style style:name="Table31.A3" style:family="table-cell">
      <style:table-cell-properties style:vertical-align="top" fo:padding="0cm" fo:border="none" style:writing-mode="lr-tb"/>
    </style:style>
    <style:style style:name="Table31.A6" style:family="table-cell">
      <style:table-cell-properties style:vertical-align="top" style:border-line-width-bottom="0.004cm 0.004cm 0.004cm" fo:padding="0cm" fo:border-left="none" fo:border-right="none" fo:border-top="none" fo:border-bottom="0.3pt double #000000" style:writing-mode="lr-tb"/>
    </style:style>
    <style:style style:name="Table32" style:family="table">
      <style:table-properties style:width="10.797cm" style:rel-width="100%" table:align="left" style:writing-mode="lr-tb"/>
    </style:style>
    <style:style style:name="Table32.A" style:family="table-column">
      <style:table-column-properties style:column-width="2.514cm" style:rel-column-width="1425*"/>
    </style:style>
    <style:style style:name="Table32.B" style:family="table-column">
      <style:table-column-properties style:column-width="0.72cm" style:rel-column-width="408*"/>
    </style:style>
    <style:style style:name="Table32.C" style:family="table-column">
      <style:table-column-properties style:column-width="0.834cm" style:rel-column-width="473*"/>
    </style:style>
    <style:style style:name="Table32.D" style:family="table-column">
      <style:table-column-properties style:column-width="0.803cm" style:rel-column-width="455*"/>
    </style:style>
    <style:style style:name="Table32.E" style:family="table-column">
      <style:table-column-properties style:column-width="4.995cm" style:rel-column-width="2832*"/>
    </style:style>
    <style:style style:name="Table32.F" style:family="table-column">
      <style:table-column-properties style:column-width="0.931cm" style:rel-column-width="528*"/>
    </style:style>
    <style:style style:name="Table32.1" style:family="table-row">
      <style:table-row-properties fo:keep-together="auto"/>
    </style:style>
    <style:style style:name="Table32.A1" style:family="table-cell">
      <style:table-cell-properties style:vertical-align="top" style:border-line-width-top="0.004cm 0.004cm 0.004cm" style:border-line-width-bottom="0.004cm 0.004cm 0.004cm" fo:padding="0cm" fo:border-left="none" fo:border-right="none" fo:border-top="0.3pt double #000000" fo:border-bottom="0.3pt double #000000" style:writing-mode="lr-tb"/>
    </style:style>
    <style:style style:name="Table32.A2" style:family="table-cell">
      <style:table-cell-properties style:vertical-align="top" fo:padding="0cm" fo:border-left="none" fo:border-right="none" fo:border-top="none" fo:border-bottom="0.5pt solid #000000" style:writing-mode="lr-tb"/>
    </style:style>
    <style:style style:name="Table32.A3" style:family="table-cell">
      <style:table-cell-properties style:vertical-align="top" fo:padding="0cm" fo:border="none" style:writing-mode="lr-tb"/>
    </style:style>
    <style:style style:name="Table32.A14" style:family="table-cell">
      <style:table-cell-properties style:vertical-align="top" style:border-line-width-bottom="0.004cm 0.004cm 0.004cm" fo:padding="0cm" fo:border-left="none" fo:border-right="none" fo:border-top="none" fo:border-bottom="0.3pt double #000000" style:writing-mode="lr-tb"/>
    </style:style>
    <style:style style:name="P1" style:family="paragraph" style:parent-style-name="Text_20_body">
      <style:paragraph-properties fo:text-align="center" style:justify-single-word="false"/>
      <style:text-properties officeooo:rsid="07a6c582" officeooo:paragraph-rsid="07a6c582"/>
    </style:style>
    <style:style style:name="P2" style:family="paragraph" style:parent-style-name="Text_20_body">
      <style:text-properties officeooo:paragraph-rsid="08744237"/>
    </style:style>
    <style:style style:name="P3" style:family="paragraph" style:parent-style-name="Text_20_body">
      <style:text-properties officeooo:rsid="0883f960" officeooo:paragraph-rsid="08979733"/>
    </style:style>
    <style:style style:name="P4" style:family="paragraph" style:parent-style-name="Text_20_body">
      <style:text-properties fo:language="en" fo:country="US" officeooo:rsid="0885e050" officeooo:paragraph-rsid="0885e050"/>
    </style:style>
    <style:style style:name="P5" style:family="paragraph" style:parent-style-name="Text_20_body">
      <style:text-properties officeooo:rsid="087d8363" officeooo:paragraph-rsid="088a2d82"/>
    </style:style>
    <style:style style:name="P6" style:family="paragraph" style:parent-style-name="Text_20_body">
      <style:text-properties officeooo:rsid="087d8363" officeooo:paragraph-rsid="08ad6d1c"/>
    </style:style>
    <style:style style:name="P7" style:family="paragraph" style:parent-style-name="Text_20_body">
      <style:text-properties officeooo:rsid="089697a2" officeooo:paragraph-rsid="089697a2"/>
    </style:style>
    <style:style style:name="P8" style:family="paragraph" style:parent-style-name="Text_20_body">
      <style:text-properties style:use-window-font-color="true" fo:font-size="10pt" fo:language="zxx" fo:country="none" officeooo:paragraph-rsid="08979733" fo:background-color="transparent" style:font-name-asian="Times New Roman" style:font-size-asian="10pt" style:language-asian="zxx" style:country-asian="none" style:font-name-complex="Times New Roman" style:font-size-complex="12pt" style:language-complex="zxx" style:country-complex="none"/>
    </style:style>
    <style:style style:name="P9" style:family="paragraph" style:parent-style-name="Text_20_body">
      <style:text-properties officeooo:paragraph-rsid="08979733"/>
    </style:style>
    <style:style style:name="P10" style:family="paragraph" style:parent-style-name="Text_20_body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11" style:family="paragraph" style:parent-style-name="Text_20_body">
      <style:text-properties fo:language="cs" fo:country="CZ" officeooo:rsid="08ca6c08" officeooo:paragraph-rsid="08ca6c08"/>
    </style:style>
    <style:style style:name="P12" style:family="paragraph" style:parent-style-name="Text_20_body">
      <style:text-properties fo:language="cs" fo:country="CZ" officeooo:rsid="08c1696d" officeooo:paragraph-rsid="096831f8"/>
    </style:style>
    <style:style style:name="P13" style:family="paragraph" style:parent-style-name="Text_20_body">
      <style:text-properties fo:language="cs" fo:country="CZ" officeooo:rsid="096831f8" officeooo:paragraph-rsid="096831f8"/>
    </style:style>
    <style:style style:name="P14" style:family="paragraph" style:parent-style-name="Text_20_body">
      <style:text-properties fo:language="cs" fo:country="CZ" officeooo:paragraph-rsid="0991779e" style:language-asian="cs" style:country-asian="CZ"/>
    </style:style>
    <style:style style:name="P15" style:family="paragraph" style:parent-style-name="Text_20_body">
      <style:text-properties fo:language="cs" fo:country="CZ" officeooo:paragraph-rsid="09a7a345" style:language-asian="cs" style:country-asian="CZ"/>
    </style:style>
    <style:style style:name="P16" style:family="paragraph" style:parent-style-name="Text_20_body">
      <style:paragraph-properties fo:text-align="center" style:justify-single-word="false"/>
      <style:text-properties officeooo:rsid="08c3d837" officeooo:paragraph-rsid="08c3d837"/>
    </style:style>
    <style:style style:name="P17" style:family="paragraph" style:parent-style-name="Text_20_body">
      <style:text-properties officeooo:rsid="088867f2" officeooo:paragraph-rsid="08c5112c"/>
    </style:style>
    <style:style style:name="P18" style:family="paragraph" style:parent-style-name="Text_20_body">
      <style:text-properties officeooo:rsid="08c5a23f" officeooo:paragraph-rsid="08c5a23f"/>
    </style:style>
    <style:style style:name="P19" style:family="paragraph" style:parent-style-name="Text_20_body">
      <style:text-properties officeooo:rsid="08c89432" officeooo:paragraph-rsid="08c89432"/>
    </style:style>
    <style:style style:name="P20" style:family="paragraph" style:parent-style-name="Text_20_body">
      <style:text-properties officeooo:rsid="08d42baf" officeooo:paragraph-rsid="08d42baf"/>
    </style:style>
    <style:style style:name="P21" style:family="paragraph" style:parent-style-name="Text_20_body">
      <style:text-properties officeooo:rsid="0903155e" officeooo:paragraph-rsid="090bc68a"/>
    </style:style>
    <style:style style:name="P22" style:family="paragraph" style:parent-style-name="Text_20_body">
      <style:text-properties officeooo:rsid="09079ece" officeooo:paragraph-rsid="0904a2fc"/>
    </style:style>
    <style:style style:name="P23" style:family="paragraph" style:parent-style-name="Text_20_body">
      <style:text-properties officeooo:rsid="09079ece" officeooo:paragraph-rsid="090aa7df"/>
    </style:style>
    <style:style style:name="P24" style:family="paragraph" style:parent-style-name="Text_20_body">
      <style:text-properties officeooo:rsid="09243b37" officeooo:paragraph-rsid="09243b37"/>
    </style:style>
    <style:style style:name="P25" style:family="paragraph" style:parent-style-name="Text_20_body">
      <style:text-properties officeooo:rsid="090f1039" officeooo:paragraph-rsid="090f1039"/>
    </style:style>
    <style:style style:name="P26" style:family="paragraph" style:parent-style-name="Text_20_body">
      <style:text-properties officeooo:rsid="0929694c" officeooo:paragraph-rsid="0929694c"/>
    </style:style>
    <style:style style:name="P27" style:family="paragraph" style:parent-style-name="Text_20_body">
      <style:text-properties fo:font-style="italic" officeooo:rsid="0903155e" officeooo:paragraph-rsid="09091c52" style:font-style-asian="italic" style:font-style-complex="italic"/>
    </style:style>
    <style:style style:name="P28" style:family="paragraph" style:parent-style-name="Text_20_body">
      <style:text-properties fo:font-style="italic" officeooo:rsid="0904a2fc" officeooo:paragraph-rsid="0904a2fc" style:font-style-asian="italic" style:font-style-complex="italic"/>
    </style:style>
    <style:style style:name="P29" style:family="paragraph" style:parent-style-name="Text_20_body">
      <style:text-properties fo:font-style="italic" officeooo:rsid="0904a2fc" officeooo:paragraph-rsid="090aa7df" style:font-style-asian="italic" style:font-style-complex="italic"/>
    </style:style>
    <style:style style:name="P30" style:family="paragraph" style:parent-style-name="Text_20_body">
      <style:text-properties officeooo:rsid="093682e8" officeooo:paragraph-rsid="0939db8d"/>
    </style:style>
    <style:style style:name="P31" style:family="paragraph" style:parent-style-name="Text_20_body">
      <style:text-properties officeooo:rsid="0938b568" officeooo:paragraph-rsid="0939db8d"/>
    </style:style>
    <style:style style:name="P32" style:family="paragraph" style:parent-style-name="Text_20_body">
      <style:text-properties officeooo:rsid="096d112e" officeooo:paragraph-rsid="096d112e"/>
    </style:style>
    <style:style style:name="P33" style:family="paragraph" style:parent-style-name="Text_20_body">
      <style:text-properties officeooo:rsid="096fb56d" officeooo:paragraph-rsid="096fb56d"/>
    </style:style>
    <style:style style:name="P34" style:family="paragraph" style:parent-style-name="Text_20_body">
      <style:text-properties officeooo:rsid="09753d13" officeooo:paragraph-rsid="097b31e6"/>
    </style:style>
    <style:style style:name="P35" style:family="paragraph" style:parent-style-name="Text_20_body">
      <style:text-properties officeooo:rsid="0979b2cd" officeooo:paragraph-rsid="0979b2cd"/>
    </style:style>
    <style:style style:name="P36" style:family="paragraph" style:parent-style-name="Text_20_body">
      <style:text-properties officeooo:rsid="097ad3b4" officeooo:paragraph-rsid="097ad3b4"/>
    </style:style>
    <style:style style:name="P37" style:family="paragraph" style:parent-style-name="Text_20_body">
      <style:text-properties officeooo:rsid="09871fd2" officeooo:paragraph-rsid="09871fd2"/>
    </style:style>
    <style:style style:name="P38" style:family="paragraph" style:parent-style-name="Text_20_body">
      <style:text-properties officeooo:rsid="098d2b4f" officeooo:paragraph-rsid="098da6d7"/>
    </style:style>
    <style:style style:name="P39" style:family="paragraph" style:parent-style-name="Text_20_body">
      <style:text-properties officeooo:rsid="09975275" officeooo:paragraph-rsid="09975275"/>
    </style:style>
    <style:style style:name="P40" style:family="paragraph" style:parent-style-name="Text_20_body">
      <style:text-properties officeooo:rsid="0998d47e" officeooo:paragraph-rsid="0998d47e"/>
    </style:style>
    <style:style style:name="P41" style:family="paragraph" style:parent-style-name="Text_20_body">
      <style:text-properties officeooo:rsid="099f9a08" officeooo:paragraph-rsid="099f9a08"/>
    </style:style>
    <style:style style:name="P42" style:family="paragraph" style:parent-style-name="Text_20_body">
      <style:text-properties officeooo:rsid="099fd86c" officeooo:paragraph-rsid="09a71bb1"/>
    </style:style>
    <style:style style:name="P43" style:family="paragraph" style:parent-style-name="Text_20_body">
      <style:text-properties officeooo:rsid="099fd86c" officeooo:paragraph-rsid="09ab4dd5"/>
    </style:style>
    <style:style style:name="P44" style:family="paragraph" style:parent-style-name="Text_20_body">
      <style:text-properties officeooo:rsid="09a119f0" officeooo:paragraph-rsid="09a119f0"/>
    </style:style>
    <style:style style:name="P45" style:family="paragraph" style:parent-style-name="Text_20_body">
      <style:text-properties officeooo:rsid="09a46e34" officeooo:paragraph-rsid="09a46e34"/>
    </style:style>
    <style:style style:name="P46" style:family="paragraph" style:parent-style-name="Text_20_body">
      <style:text-properties officeooo:paragraph-rsid="09a7634a"/>
    </style:style>
    <style:style style:name="P47" style:family="paragraph" style:parent-style-name="Text_20_body">
      <style:text-properties officeooo:rsid="09ab4dd5" officeooo:paragraph-rsid="09ab4dd5"/>
    </style:style>
    <style:style style:name="P48" style:family="paragraph" style:parent-style-name="Standard">
      <style:paragraph-properties fo:text-align="center" style:justify-single-word="false" fo:break-before="page"/>
    </style:style>
    <style:style style:name="P49" style:family="paragraph" style:parent-style-name="Text_20_body">
      <style:paragraph-properties fo:break-before="page"/>
      <style:text-properties officeooo:rsid="09243b37" officeooo:paragraph-rsid="09243b37"/>
    </style:style>
    <style:style style:name="P50" style:family="paragraph" style:parent-style-name="Standard">
      <style:paragraph-properties fo:text-align="center" style:justify-single-word="false"/>
      <style:text-properties fo:font-size="22pt" officeooo:rsid="05ab83ad" officeooo:paragraph-rsid="057aae1d" style:font-size-asian="22pt" style:font-size-complex="22pt"/>
    </style:style>
    <style:style style:name="P51" style:family="paragraph" style:parent-style-name="Standard">
      <style:paragraph-properties style:snap-to-layout-grid="false"/>
      <style:text-properties style:use-window-font-color="true" fo:font-size="10pt" fo:language="zxx" fo:country="none" officeooo:paragraph-rsid="08979733" fo:background-color="transparent" style:font-name-asian="Times New Roman" style:font-size-asian="10pt" style:language-asian="zxx" style:country-asian="none" style:font-name-complex="Times New Roman" style:font-size-complex="12pt" style:language-complex="zxx" style:country-complex="none"/>
    </style:style>
    <style:style style:name="P52" style:family="paragraph" style:parent-style-name="Standard">
      <style:paragraph-properties fo:text-align="center" style:justify-single-word="false" style:snap-to-layout-grid="false"/>
      <style:text-properties style:use-window-font-color="true" fo:font-size="10pt" fo:language="zxx" fo:country="none" officeooo:paragraph-rsid="08979733" fo:background-color="transparent" style:font-name-asian="Times New Roman" style:font-size-asian="10pt" style:language-asian="zxx" style:country-asian="none" style:font-name-complex="Times New Roman" style:font-size-complex="12pt" style:language-complex="zxx" style:country-complex="none"/>
    </style:style>
    <style:style style:name="P53" style:family="paragraph" style:parent-style-name="Standard">
      <style:paragraph-properties fo:text-align="center" style:justify-single-word="false" style:snap-to-layout-grid="false"/>
      <style:text-properties style:use-window-font-color="true" fo:font-size="10pt" fo:language="zxx" fo:country="none" fo:font-style="normal" fo:font-weight="normal" officeooo:paragraph-rsid="08979733" fo:background-color="transparent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zxx" style:country-complex="none" style:font-style-complex="normal" style:font-weight-complex="normal"/>
    </style:style>
    <style:style style:name="P54" style:family="paragraph" style:parent-style-name="Standard">
      <style:paragraph-properties fo:text-align="center" style:justify-single-word="false" style:snap-to-layout-grid="false"/>
      <style:text-properties style:use-window-font-color="true" fo:font-size="10pt" fo:language="zxx" fo:country="none" fo:font-weight="bold" officeooo:paragraph-rsid="08979733" fo:background-color="transparent" style:font-name-asian="Times New Roman" style:font-size-asian="10pt" style:language-asian="zxx" style:country-asian="none" style:font-weight-asian="bold" style:font-name-complex="Times New Roman" style:font-size-complex="12pt" style:language-complex="zxx" style:country-complex="none" style:font-weight-complex="bold"/>
    </style:style>
    <style:style style:name="P55" style:family="paragraph" style:parent-style-name="Standard">
      <style:paragraph-properties fo:text-align="center" style:justify-single-word="false" style:snap-to-layout-grid="false"/>
      <style:text-properties style:use-window-font-color="true" fo:font-size="10pt" fo:language="cs" fo:country="CZ" fo:font-weight="bold" officeooo:paragraph-rsid="08979733" fo:background-color="transparent" style:font-name-asian="Times New Roman" style:font-size-asian="10pt" style:language-asian="zxx" style:country-asian="none" style:font-weight-asian="bold" style:font-name-complex="Times New Roman" style:font-size-complex="12pt" style:language-complex="zxx" style:country-complex="none" style:font-weight-complex="bold"/>
    </style:style>
    <style:style style:name="P56" style:family="paragraph" style:parent-style-name="Standard">
      <style:paragraph-properties fo:text-align="center" style:justify-single-word="false" style:snap-to-layout-grid="false"/>
      <style:text-properties style:use-window-font-color="true" fo:font-size="10pt" fo:language="cs" fo:country="CZ" fo:font-weight="bold" officeooo:rsid="09401366" officeooo:paragraph-rsid="09401366" fo:background-color="transparent" style:font-name-asian="Times New Roman" style:font-size-asian="10pt" style:language-asian="zxx" style:country-asian="none" style:font-weight-asian="bold" style:font-name-complex="Times New Roman" style:font-size-complex="12pt" style:language-complex="zxx" style:country-complex="none" style:font-weight-complex="bold"/>
    </style:style>
    <style:style style:name="P57" style:family="paragraph" style:parent-style-name="Standard">
      <style:paragraph-properties fo:text-align="center" style:justify-single-word="false" style:snap-to-layout-grid="false"/>
      <style:text-properties style:use-window-font-color="true" fo:font-size="10pt" fo:language="cs" fo:country="CZ" fo:font-weight="bold" officeooo:rsid="0950518b" officeooo:paragraph-rsid="0950518b" fo:background-color="transparent" style:font-name-asian="Times New Roman" style:font-size-asian="10pt" style:language-asian="zxx" style:country-asian="none" style:font-weight-asian="bold" style:font-name-complex="Times New Roman" style:font-size-complex="12pt" style:language-complex="zxx" style:country-complex="none" style:font-weight-complex="bold"/>
    </style:style>
    <style:style style:name="P58" style:family="paragraph" style:parent-style-name="Standard">
      <style:paragraph-properties fo:text-align="center" style:justify-single-word="false" style:snap-to-layout-grid="false"/>
      <style:text-properties style:use-window-font-color="true" fo:font-size="10pt" fo:language="cs" fo:country="CZ" officeooo:paragraph-rsid="08979733" fo:background-color="transparent" style:font-name-asian="Times New Roman" style:font-size-asian="10pt" style:language-asian="zxx" style:country-asian="none" style:font-name-complex="Times New Roman" style:font-size-complex="12pt" style:language-complex="zxx" style:country-complex="none"/>
    </style:style>
    <style:style style:name="P59" style:family="paragraph" style:parent-style-name="Standard">
      <style:paragraph-properties style:snap-to-layout-grid="false"/>
      <style:text-properties style:use-window-font-color="true" fo:font-size="10pt" fo:language="cs" fo:country="CZ" officeooo:paragraph-rsid="08979733" fo:background-color="transparent" style:font-name-asian="Times New Roman" style:font-size-asian="10pt" style:language-asian="zxx" style:country-asian="none" style:font-name-complex="Times New Roman" style:font-size-complex="12pt" style:language-complex="zxx" style:country-complex="none"/>
    </style:style>
    <style:style style:name="P60" style:family="paragraph" style:parent-style-name="Standard">
      <style:paragraph-properties fo:text-align="center" style:justify-single-word="false" style:snap-to-layout-grid="false"/>
      <style:text-properties style:use-window-font-color="true" fo:font-size="10pt" fo:language="cs" fo:country="CZ" officeooo:rsid="093c45de" officeooo:paragraph-rsid="093c45de" fo:background-color="transparent" style:font-name-asian="Times New Roman" style:font-size-asian="10pt" style:language-asian="zxx" style:country-asian="none" style:font-name-complex="Times New Roman" style:font-size-complex="12pt" style:language-complex="zxx" style:country-complex="none"/>
    </style:style>
    <style:style style:name="P61" style:family="paragraph" style:parent-style-name="Standard">
      <style:paragraph-properties style:snap-to-layout-grid="false"/>
      <style:text-properties style:use-window-font-color="true" fo:font-size="10pt" fo:language="cs" fo:country="CZ" officeooo:rsid="093c45de" officeooo:paragraph-rsid="093c45de" fo:background-color="transparent" style:font-name-asian="Times New Roman" style:font-size-asian="10pt" style:language-asian="zxx" style:country-asian="none" style:font-name-complex="Times New Roman" style:font-size-complex="12pt" style:language-complex="zxx" style:country-complex="none"/>
    </style:style>
    <style:style style:name="P62" style:family="paragraph" style:parent-style-name="Standard">
      <style:paragraph-properties fo:text-align="center" style:justify-single-word="false" style:snap-to-layout-grid="false"/>
      <style:text-properties style:use-window-font-color="true" fo:font-size="10pt" fo:language="cs" fo:country="CZ" officeooo:rsid="093dfbcb" officeooo:paragraph-rsid="093dfbcb" fo:background-color="transparent" style:font-name-asian="Times New Roman" style:font-size-asian="10pt" style:language-asian="zxx" style:country-asian="none" style:font-name-complex="Times New Roman" style:font-size-complex="12pt" style:language-complex="zxx" style:country-complex="none"/>
    </style:style>
    <style:style style:name="P63" style:family="paragraph" style:parent-style-name="Standard">
      <style:paragraph-properties fo:text-align="center" style:justify-single-word="false" style:snap-to-layout-grid="false"/>
      <style:text-properties style:use-window-font-color="true" fo:font-size="10pt" fo:language="cs" fo:country="CZ" officeooo:rsid="093fca1c" officeooo:paragraph-rsid="093fca1c" fo:background-color="transparent" style:font-name-asian="Times New Roman" style:font-size-asian="10pt" style:language-asian="zxx" style:country-asian="none" style:font-name-complex="Times New Roman" style:font-size-complex="12pt" style:language-complex="zxx" style:country-complex="none"/>
    </style:style>
    <style:style style:name="P64" style:family="paragraph" style:parent-style-name="Standard">
      <style:paragraph-properties fo:text-align="center" style:justify-single-word="false" style:snap-to-layout-grid="false"/>
      <style:text-properties style:use-window-font-color="true" fo:font-size="10pt" fo:language="cs" fo:country="CZ" officeooo:rsid="09401366" officeooo:paragraph-rsid="09401366" fo:background-color="transparent" style:font-name-asian="Times New Roman" style:font-size-asian="10pt" style:language-asian="zxx" style:country-asian="none" style:font-name-complex="Times New Roman" style:font-size-complex="12pt" style:language-complex="zxx" style:country-complex="none"/>
    </style:style>
    <style:style style:name="P65" style:family="paragraph" style:parent-style-name="Standard">
      <style:paragraph-properties fo:text-align="center" style:justify-single-word="false" style:snap-to-layout-grid="false"/>
      <style:text-properties style:use-window-font-color="true" fo:font-size="10pt" fo:language="cs" fo:country="CZ" officeooo:rsid="094d85e6" officeooo:paragraph-rsid="094d85e6" fo:background-color="transparent" style:font-name-asian="Times New Roman" style:font-size-asian="10pt" style:language-asian="zxx" style:country-asian="none" style:font-name-complex="Times New Roman" style:font-size-complex="12pt" style:language-complex="zxx" style:country-complex="none"/>
    </style:style>
    <style:style style:name="P66" style:family="paragraph" style:parent-style-name="Standard">
      <style:paragraph-properties fo:text-align="center" style:justify-single-word="false" style:snap-to-layout-grid="false"/>
      <style:text-properties style:use-window-font-color="true" fo:font-size="10pt" fo:language="cs" fo:country="CZ" officeooo:rsid="0950518b" officeooo:paragraph-rsid="0950518b" fo:background-color="transparent" style:font-name-asian="Times New Roman" style:font-size-asian="10pt" style:language-asian="zxx" style:country-asian="none" style:font-name-complex="Times New Roman" style:font-size-complex="12pt" style:language-complex="zxx" style:country-complex="none"/>
    </style:style>
    <style:style style:name="P67" style:family="paragraph" style:parent-style-name="Standard">
      <style:paragraph-properties fo:text-align="center" style:justify-single-word="false" style:snap-to-layout-grid="false"/>
      <style:text-properties style:use-window-font-color="true" fo:font-size="10pt" fo:language="cs" fo:country="CZ" fo:font-style="normal" officeooo:paragraph-rsid="08979733" fo:background-color="transparent" style:font-name-asian="Times New Roman" style:font-size-asian="10pt" style:language-asian="zxx" style:country-asian="none" style:font-style-asian="normal" style:font-name-complex="Times New Roman" style:font-size-complex="12pt" style:language-complex="zxx" style:country-complex="none" style:font-style-complex="normal"/>
    </style:style>
    <style:style style:name="P68" style:family="paragraph" style:parent-style-name="Standard">
      <style:paragraph-properties fo:text-align="center" style:justify-single-word="false" style:snap-to-layout-grid="false"/>
      <style:text-properties style:use-window-font-color="true" fo:font-size="10pt" fo:language="cs" fo:country="CZ" fo:font-style="normal" officeooo:rsid="093c45de" officeooo:paragraph-rsid="093c45de" fo:background-color="transparent" style:font-name-asian="Times New Roman" style:font-size-asian="10pt" style:language-asian="zxx" style:country-asian="none" style:font-style-asian="normal" style:font-name-complex="Times New Roman" style:font-size-complex="12pt" style:language-complex="zxx" style:country-complex="none" style:font-style-complex="normal"/>
    </style:style>
    <style:style style:name="P69" style:family="paragraph" style:parent-style-name="Standard">
      <style:paragraph-properties fo:text-align="center" style:justify-single-word="false" style:snap-to-layout-grid="false"/>
      <style:text-properties style:use-window-font-color="true" fo:font-size="10pt" fo:language="cs" fo:country="CZ" fo:font-style="normal" officeooo:rsid="093dfbcb" officeooo:paragraph-rsid="093dfbcb" fo:background-color="transparent" style:font-name-asian="Times New Roman" style:font-size-asian="10pt" style:language-asian="zxx" style:country-asian="none" style:font-style-asian="normal" style:font-name-complex="Times New Roman" style:font-size-complex="12pt" style:language-complex="zxx" style:country-complex="none" style:font-style-complex="normal"/>
    </style:style>
    <style:style style:name="P70" style:family="paragraph" style:parent-style-name="Standard">
      <style:paragraph-properties fo:text-align="center" style:justify-single-word="false" style:snap-to-layout-grid="false"/>
      <style:text-properties style:use-window-font-color="true" fo:font-size="10pt" fo:language="cs" fo:country="CZ" fo:font-style="normal" officeooo:rsid="094bf422" officeooo:paragraph-rsid="094bf422" fo:background-color="transparent" style:font-name-asian="Times New Roman" style:font-size-asian="10pt" style:language-asian="zxx" style:country-asian="none" style:font-style-asian="normal" style:font-name-complex="Times New Roman" style:font-size-complex="12pt" style:language-complex="zxx" style:country-complex="none" style:font-style-complex="normal"/>
    </style:style>
    <style:style style:name="P71" style:family="paragraph" style:parent-style-name="Standard">
      <style:paragraph-properties fo:text-align="center" style:justify-single-word="false" style:snap-to-layout-grid="false"/>
      <style:text-properties style:use-window-font-color="true" fo:font-size="10pt" fo:language="cs" fo:country="CZ" fo:font-style="normal" officeooo:rsid="094d85e6" officeooo:paragraph-rsid="094d85e6" fo:background-color="transparent" style:font-name-asian="Times New Roman" style:font-size-asian="10pt" style:language-asian="zxx" style:country-asian="none" style:font-style-asian="normal" style:font-name-complex="Times New Roman" style:font-size-complex="12pt" style:language-complex="zxx" style:country-complex="none" style:font-style-complex="normal"/>
    </style:style>
    <style:style style:name="P72" style:family="paragraph" style:parent-style-name="Standard">
      <style:paragraph-properties fo:text-align="center" style:justify-single-word="false" style:snap-to-layout-grid="false"/>
      <style:text-properties style:use-window-font-color="true" fo:font-size="10pt" fo:language="cs" fo:country="CZ" fo:font-style="normal" officeooo:rsid="094ed9f6" officeooo:paragraph-rsid="094ed9f6" fo:background-color="transparent" style:font-name-asian="Times New Roman" style:font-size-asian="10pt" style:language-asian="zxx" style:country-asian="none" style:font-style-asian="normal" style:font-name-complex="Times New Roman" style:font-size-complex="12pt" style:language-complex="zxx" style:country-complex="none" style:font-style-complex="normal"/>
    </style:style>
    <style:style style:name="P73" style:family="paragraph" style:parent-style-name="Standard">
      <style:paragraph-properties fo:text-align="center" style:justify-single-word="false" style:snap-to-layout-grid="false"/>
      <style:text-properties style:use-window-font-color="true" fo:font-size="10pt" fo:language="cs" fo:country="CZ" fo:font-style="normal" officeooo:rsid="0950518b" officeooo:paragraph-rsid="0950518b" fo:background-color="transparent" style:font-name-asian="Times New Roman" style:font-size-asian="10pt" style:language-asian="zxx" style:country-asian="none" style:font-style-asian="normal" style:font-name-complex="Times New Roman" style:font-size-complex="12pt" style:language-complex="zxx" style:country-complex="none" style:font-style-complex="normal"/>
    </style:style>
    <style:style style:name="P74" style:family="paragraph" style:parent-style-name="Standard">
      <style:paragraph-properties fo:text-align="center" style:justify-single-word="false" style:snap-to-layout-grid="false"/>
      <style:text-properties style:use-window-font-color="true" fo:font-size="10pt" fo:language="cs" fo:country="CZ" fo:font-style="normal" fo:font-weight="normal" officeooo:paragraph-rsid="08979733" fo:background-color="transparent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zxx" style:country-complex="none" style:font-style-complex="normal" style:font-weight-complex="normal"/>
    </style:style>
    <style:style style:name="P75" style:family="paragraph" style:parent-style-name="Standard">
      <style:paragraph-properties fo:text-align="center" style:justify-single-word="false" style:snap-to-layout-grid="false"/>
      <style:text-properties style:use-window-font-color="true" fo:font-size="10pt" fo:language="cs" fo:country="CZ" fo:font-style="normal" fo:font-weight="normal" officeooo:rsid="09401366" officeooo:paragraph-rsid="09401366" fo:background-color="transparent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zxx" style:country-complex="none" style:font-style-complex="normal" style:font-weight-complex="normal"/>
    </style:style>
    <style:style style:name="P76" style:family="paragraph" style:parent-style-name="Standard">
      <style:paragraph-properties fo:text-align="center" style:justify-single-word="false" style:snap-to-layout-grid="false"/>
      <style:text-properties style:use-window-font-color="true" fo:font-size="10pt" fo:language="cs" fo:country="CZ" fo:font-style="normal" fo:font-weight="normal" officeooo:rsid="094d85e6" officeooo:paragraph-rsid="094d85e6" fo:background-color="transparent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zxx" style:country-complex="none" style:font-style-complex="normal" style:font-weight-complex="normal"/>
    </style:style>
    <style:style style:name="P77" style:family="paragraph" style:parent-style-name="Standard">
      <style:paragraph-properties fo:text-align="center" style:justify-single-word="false" style:snap-to-layout-grid="false"/>
      <style:text-properties style:use-window-font-color="true" fo:font-size="10pt" fo:language="cs" fo:country="CZ" fo:font-style="normal" fo:font-weight="normal" officeooo:rsid="0950518b" officeooo:paragraph-rsid="0950518b" fo:background-color="transparent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zxx" style:country-complex="none" style:font-style-complex="normal" style:font-weight-complex="normal"/>
    </style:style>
    <style:style style:name="P78" style:family="paragraph" style:parent-style-name="Standard">
      <style:paragraph-properties fo:text-align="center" style:justify-single-word="false" style:snap-to-layout-grid="false"/>
      <style:text-properties style:use-window-font-color="true" fo:font-size="10pt" fo:language="cs" fo:country="CZ" fo:font-weight="normal" officeooo:paragraph-rsid="08979733" fo:background-color="transparent" style:font-name-asian="Times New Roman" style:font-size-asian="10pt" style:language-asian="zxx" style:country-asian="none" style:font-weight-asian="normal" style:font-name-complex="Times New Roman" style:font-size-complex="12pt" style:language-complex="zxx" style:country-complex="none" style:font-weight-complex="normal"/>
    </style:style>
    <style:style style:name="P79" style:family="paragraph" style:parent-style-name="Standard">
      <style:paragraph-properties fo:text-align="center" style:justify-single-word="false" style:snap-to-layout-grid="false"/>
      <style:text-properties style:use-window-font-color="true" fo:font-size="10pt" fo:language="cs" fo:country="CZ" fo:font-weight="normal" officeooo:rsid="093c45de" officeooo:paragraph-rsid="093c45de" fo:background-color="transparent" style:font-name-asian="Times New Roman" style:font-size-asian="10pt" style:language-asian="zxx" style:country-asian="none" style:font-weight-asian="normal" style:font-name-complex="Times New Roman" style:font-size-complex="12pt" style:language-complex="zxx" style:country-complex="none" style:font-weight-complex="normal"/>
    </style:style>
    <style:style style:name="P80" style:family="paragraph" style:parent-style-name="Standard">
      <style:paragraph-properties fo:text-align="center" style:justify-single-word="false" style:snap-to-layout-grid="false"/>
      <style:text-properties style:use-window-font-color="true" fo:font-size="10pt" fo:language="cs" fo:country="CZ" fo:font-weight="normal" officeooo:rsid="093c45de" officeooo:paragraph-rsid="08979733" fo:background-color="transparent" style:font-name-asian="Times New Roman" style:font-size-asian="10pt" style:language-asian="zxx" style:country-asian="none" style:font-weight-asian="normal" style:font-name-complex="Times New Roman" style:font-size-complex="12pt" style:language-complex="zxx" style:country-complex="none" style:font-weight-complex="normal"/>
    </style:style>
    <style:style style:name="P81" style:family="paragraph" style:parent-style-name="Standard">
      <style:paragraph-properties fo:text-align="center" style:justify-single-word="false" style:snap-to-layout-grid="false"/>
      <style:text-properties style:use-window-font-color="true" fo:font-size="10pt" fo:language="cs" fo:country="CZ" fo:font-weight="normal" officeooo:rsid="093dfbcb" officeooo:paragraph-rsid="093dfbcb" fo:background-color="transparent" style:font-name-asian="Times New Roman" style:font-size-asian="10pt" style:language-asian="zxx" style:country-asian="none" style:font-weight-asian="normal" style:font-name-complex="Times New Roman" style:font-size-complex="12pt" style:language-complex="zxx" style:country-complex="none" style:font-weight-complex="normal"/>
    </style:style>
    <style:style style:name="P82" style:family="paragraph" style:parent-style-name="Standard">
      <style:paragraph-properties fo:text-align="center" style:justify-single-word="false" style:snap-to-layout-grid="false"/>
      <style:text-properties style:use-window-font-color="true" fo:font-size="10pt" fo:language="cs" fo:country="CZ" fo:font-weight="normal" officeooo:rsid="09401366" officeooo:paragraph-rsid="09401366" fo:background-color="transparent" style:font-name-asian="Times New Roman" style:font-size-asian="10pt" style:language-asian="zxx" style:country-asian="none" style:font-weight-asian="normal" style:font-name-complex="Times New Roman" style:font-size-complex="12pt" style:language-complex="zxx" style:country-complex="none" style:font-weight-complex="normal"/>
    </style:style>
    <style:style style:name="P83" style:family="paragraph" style:parent-style-name="Standard">
      <style:paragraph-properties fo:text-align="center" style:justify-single-word="false" style:snap-to-layout-grid="false"/>
      <style:text-properties style:use-window-font-color="true" fo:font-size="10pt" fo:language="cs" fo:country="CZ" fo:font-weight="normal" officeooo:rsid="094d85e6" officeooo:paragraph-rsid="094d85e6" fo:background-color="transparent" style:font-name-asian="Times New Roman" style:font-size-asian="10pt" style:language-asian="zxx" style:country-asian="none" style:font-weight-asian="normal" style:font-name-complex="Times New Roman" style:font-size-complex="12pt" style:language-complex="zxx" style:country-complex="none" style:font-weight-complex="normal"/>
    </style:style>
    <style:style style:name="P84" style:family="paragraph" style:parent-style-name="Standard">
      <style:paragraph-properties fo:text-align="center" style:justify-single-word="false" style:snap-to-layout-grid="false"/>
      <style:text-properties style:use-window-font-color="true" fo:font-size="10pt" fo:language="en" fo:country="US" fo:font-style="normal" fo:font-weight="normal" officeooo:paragraph-rsid="08979733" fo:background-color="transparent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zxx" style:country-complex="none" style:font-style-complex="normal" style:font-weight-complex="normal"/>
    </style:style>
    <style:style style:name="P85" style:family="paragraph" style:parent-style-name="Standard">
      <style:paragraph-properties fo:text-align="center" style:justify-single-word="false" style:snap-to-layout-grid="false"/>
      <style:text-properties style:use-window-font-color="true" fo:font-size="10pt" fo:language="en" fo:country="US" fo:font-weight="normal" officeooo:paragraph-rsid="08979733" fo:background-color="transparent" style:font-name-asian="Times New Roman" style:font-size-asian="10pt" style:language-asian="zxx" style:country-asian="none" style:font-weight-asian="normal" style:font-name-complex="Times New Roman" style:font-size-complex="12pt" style:language-complex="zxx" style:country-complex="none" style:font-weight-complex="normal"/>
    </style:style>
    <style:style style:name="P86" style:family="paragraph" style:parent-style-name="Standard">
      <style:paragraph-properties fo:text-align="center" style:justify-single-word="false" style:snap-to-layout-grid="false"/>
      <style:text-properties style:use-window-font-color="true" fo:font-size="10pt" fo:language="en" fo:country="US" officeooo:paragraph-rsid="08979733" fo:background-color="transparent" style:font-name-asian="Times New Roman" style:font-size-asian="10pt" style:language-asian="zxx" style:country-asian="none" style:font-name-complex="Times New Roman" style:font-size-complex="12pt" style:language-complex="zxx" style:country-complex="none"/>
    </style:style>
    <style:style style:name="P87" style:family="paragraph" style:parent-style-name="Standard">
      <style:paragraph-properties fo:text-align="center" style:justify-single-word="false" style:snap-to-layout-grid="false"/>
      <style:text-properties officeooo:paragraph-rsid="08979733"/>
    </style:style>
    <style:style style:name="P88" style:family="paragraph" style:parent-style-name="Standard">
      <style:paragraph-properties style:snap-to-layout-grid="false"/>
      <style:text-properties officeooo:paragraph-rsid="08979733"/>
    </style:style>
    <style:style style:name="P89" style:family="paragraph" style:parent-style-name="Standard">
      <style:paragraph-properties fo:text-align="center" style:justify-single-word="false" style:snap-to-layout-grid="false"/>
      <style:text-properties fo:language="cs" fo:country="CZ" fo:font-weight="normal" officeooo:paragraph-rsid="08979733" style:font-weight-asian="normal" style:font-weight-complex="normal"/>
    </style:style>
    <style:style style:name="P90" style:family="paragraph" style:parent-style-name="Standard">
      <style:paragraph-properties fo:text-align="center" style:justify-single-word="false" style:snap-to-layout-grid="false"/>
      <style:text-properties fo:language="cs" fo:country="CZ" fo:font-weight="normal" officeooo:rsid="093c45de" officeooo:paragraph-rsid="093c45de" style:font-weight-asian="normal" style:font-weight-complex="normal"/>
    </style:style>
    <style:style style:name="P91" style:family="paragraph" style:parent-style-name="Standard">
      <style:paragraph-properties fo:text-align="center" style:justify-single-word="false" style:snap-to-layout-grid="false"/>
      <style:text-properties fo:language="cs" fo:country="CZ" officeooo:rsid="093c45de" officeooo:paragraph-rsid="093c45de"/>
    </style:style>
    <style:style style:name="P92" style:family="paragraph" style:parent-style-name="Standard">
      <style:text-properties officeooo:paragraph-rsid="08979733"/>
    </style:style>
    <style:style style:name="P93" style:family="paragraph" style:parent-style-name="Standard">
      <style:paragraph-properties fo:text-align="center" style:justify-single-word="false" style:snap-to-layout-grid="false"/>
      <style:text-properties officeooo:rsid="093c45de" officeooo:paragraph-rsid="093c45de"/>
    </style:style>
    <style:style style:name="P94" style:family="paragraph" style:parent-style-name="Standard">
      <style:paragraph-properties fo:text-align="center" style:justify-single-word="false" style:snap-to-layout-grid="false"/>
      <style:text-properties officeooo:rsid="093dfbcb" officeooo:paragraph-rsid="093dfbcb"/>
    </style:style>
    <style:style style:name="P95" style:family="paragraph" style:parent-style-name="Table_20_Contents">
      <style:paragraph-properties fo:text-align="center" style:justify-single-word="false" style:snap-to-layout-grid="false"/>
      <style:text-properties style:use-window-font-color="true" fo:font-size="10pt" fo:language="zxx" fo:country="none" officeooo:paragraph-rsid="08979733" fo:background-color="transparent" style:font-name-asian="Times New Roman" style:font-size-asian="10pt" style:language-asian="zxx" style:country-asian="none" style:font-name-complex="Times New Roman" style:font-size-complex="12pt" style:language-complex="zxx" style:country-complex="none"/>
    </style:style>
    <style:style style:name="P96" style:family="paragraph" style:parent-style-name="Table_20_Contents">
      <style:paragraph-properties fo:text-align="center" style:justify-single-word="false" style:snap-to-layout-grid="false"/>
      <style:text-properties style:use-window-font-color="true" fo:font-size="10pt" fo:language="cs" fo:country="CZ" officeooo:paragraph-rsid="08979733" fo:background-color="transparent" style:font-name-asian="Times New Roman" style:font-size-asian="10pt" style:language-asian="zxx" style:country-asian="none" style:font-name-complex="Times New Roman" style:font-size-complex="12pt" style:language-complex="zxx" style:country-complex="none"/>
    </style:style>
    <style:style style:name="P97" style:family="paragraph" style:parent-style-name="Table_20_Contents">
      <style:paragraph-properties fo:text-align="start" style:justify-single-word="false" style:snap-to-layout-grid="false"/>
      <style:text-properties style:use-window-font-color="true" fo:font-size="10pt" fo:language="cs" fo:country="CZ" officeooo:paragraph-rsid="08979733" fo:background-color="transparent" style:font-name-asian="Times New Roman" style:font-size-asian="10pt" style:language-asian="zxx" style:country-asian="none" style:font-name-complex="Times New Roman" style:font-size-complex="12pt" style:language-complex="zxx" style:country-complex="none"/>
    </style:style>
    <style:style style:name="P98" style:family="paragraph" style:parent-style-name="Table_20_Contents">
      <style:paragraph-properties style:snap-to-layout-grid="false"/>
      <style:text-properties style:use-window-font-color="true" fo:font-size="10pt" fo:language="cs" fo:country="CZ" officeooo:paragraph-rsid="08979733" fo:background-color="transparent" style:font-name-asian="Times New Roman" style:font-size-asian="10pt" style:language-asian="zxx" style:country-asian="none" style:font-name-complex="Times New Roman" style:font-size-complex="12pt" style:language-complex="zxx" style:country-complex="none"/>
    </style:style>
    <style:style style:name="P99" style:family="paragraph" style:parent-style-name="Table_20_Contents">
      <style:paragraph-properties fo:text-align="center" style:justify-single-word="false" style:snap-to-layout-grid="false"/>
      <style:text-properties style:use-window-font-color="true" fo:font-size="10pt" fo:language="cs" fo:country="CZ" fo:font-style="normal" officeooo:paragraph-rsid="08979733" fo:background-color="transparent" style:font-name-asian="Times New Roman" style:font-size-asian="10pt" style:language-asian="zxx" style:country-asian="none" style:font-style-asian="normal" style:font-name-complex="Times New Roman" style:font-size-complex="12pt" style:language-complex="zxx" style:country-complex="none" style:font-style-complex="normal"/>
    </style:style>
    <style:style style:name="P100" style:family="paragraph" style:parent-style-name="Table_20_Contents">
      <style:paragraph-properties fo:text-align="center" style:justify-single-word="false" style:snap-to-layout-grid="false"/>
      <style:text-properties officeooo:paragraph-rsid="08979733"/>
    </style:style>
    <style:style style:name="P101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02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03" style:family="paragraph" style:parent-style-name="Heading_20_4">
      <style:paragraph-properties fo:margin-top="0.199cm" fo:margin-bottom="0.101cm" loext:contextual-spacing="false" fo:text-align="center" style:justify-single-word="false" style:snap-to-layout-grid="false"/>
      <style:text-properties officeooo:paragraph-rsid="08979733"/>
    </style:style>
    <style:style style:name="P104" style:family="paragraph" style:parent-style-name="Heading_20_6">
      <style:text-properties officeooo:rsid="096d112e" officeooo:paragraph-rsid="096d112e"/>
    </style:style>
    <style:style style:name="P105" style:family="paragraph" style:parent-style-name="Heading_20_6">
      <style:text-properties officeooo:rsid="09723f0b" officeooo:paragraph-rsid="097b31e6"/>
    </style:style>
    <style:style style:name="P106" style:family="paragraph" style:parent-style-name="Heading_20_6">
      <style:text-properties officeooo:rsid="0986cd3c" officeooo:paragraph-rsid="0986cd3c"/>
    </style:style>
    <style:style style:name="P107" style:family="paragraph" style:parent-style-name="Heading_20_6">
      <style:text-properties officeooo:paragraph-rsid="097874d4"/>
    </style:style>
    <style:style style:name="P108" style:family="paragraph" style:parent-style-name="Heading_20_6">
      <style:text-properties officeooo:rsid="0979b2cd" officeooo:paragraph-rsid="0979b2cd"/>
    </style:style>
    <style:style style:name="P109" style:family="paragraph" style:parent-style-name="Heading_20_6">
      <style:text-properties officeooo:rsid="097dfecf" officeooo:paragraph-rsid="097dfecf"/>
    </style:style>
    <style:style style:name="P110" style:family="paragraph" style:parent-style-name="Heading_20_6">
      <style:text-properties officeooo:rsid="098b3afc" officeooo:paragraph-rsid="098b3afc"/>
    </style:style>
    <style:style style:name="P111" style:family="paragraph" style:parent-style-name="Heading_20_6">
      <style:text-properties officeooo:rsid="099cc7b2" officeooo:paragraph-rsid="099cc7b2"/>
    </style:style>
    <style:style style:name="P112" style:family="paragraph" style:parent-style-name="Heading_20_6">
      <style:text-properties officeooo:rsid="099e0d20" officeooo:paragraph-rsid="099e0d20"/>
    </style:style>
    <style:style style:name="P113" style:family="paragraph" style:parent-style-name="Heading_20_6">
      <style:text-properties officeooo:rsid="09a2dc05" officeooo:paragraph-rsid="09a2dc05"/>
    </style:style>
    <style:style style:name="P114" style:family="paragraph" style:parent-style-name="Heading_20_6">
      <style:text-properties officeooo:rsid="09a74a20" officeooo:paragraph-rsid="09a74a20"/>
    </style:style>
    <style:style style:name="P115" style:family="paragraph" style:parent-style-name="Heading_20_5">
      <style:text-properties officeooo:rsid="096c4a2a" officeooo:paragraph-rsid="096c4a2a"/>
    </style:style>
    <style:style style:name="P116" style:family="paragraph" style:parent-style-name="Heading_20_5">
      <style:text-properties officeooo:paragraph-rsid="096c4a2a"/>
    </style:style>
    <style:style style:name="P117" style:family="paragraph" style:parent-style-name="Heading_20_5">
      <style:text-properties officeooo:rsid="09753d13" officeooo:paragraph-rsid="0977216f"/>
    </style:style>
    <style:style style:name="P118" style:family="paragraph" style:parent-style-name="Heading_20_5">
      <style:text-properties officeooo:rsid="09753d13" officeooo:paragraph-rsid="099cc7b2"/>
    </style:style>
    <style:style style:name="P119" style:family="paragraph" style:parent-style-name="Heading_20_5">
      <style:text-properties officeooo:rsid="097dfecf" officeooo:paragraph-rsid="097dfecf"/>
    </style:style>
    <style:style style:name="P120" style:family="paragraph" style:parent-style-name="Heading_20_5">
      <style:text-properties officeooo:rsid="0988eb12" officeooo:paragraph-rsid="0988eb12"/>
    </style:style>
    <style:style style:name="P121" style:family="paragraph" style:parent-style-name="Heading_20_5">
      <style:text-properties officeooo:rsid="09a2dc05" officeooo:paragraph-rsid="09a2dc05"/>
    </style:style>
    <style:style style:name="P122" style:family="paragraph" style:parent-style-name="Heading_20_5">
      <style:text-properties officeooo:rsid="09a71bb1" officeooo:paragraph-rsid="09a71bb1"/>
    </style:style>
    <style:style style:name="P123" style:family="paragraph" style:parent-style-name="Heading_20_2">
      <style:paragraph-properties fo:text-align="center" style:justify-single-word="false"/>
    </style:style>
    <style:style style:name="P124" style:family="paragraph" style:parent-style-name="Heading_20_2">
      <style:text-properties officeooo:rsid="0966a101" officeooo:paragraph-rsid="0966a101"/>
    </style:style>
    <style:style style:name="P125" style:family="paragraph" style:parent-style-name="Heading_20_2">
      <style:text-properties officeooo:paragraph-rsid="08ca9c29"/>
    </style:style>
    <style:style style:name="P126" style:family="paragraph" style:parent-style-name="Heading_20_2">
      <style:text-properties officeooo:rsid="0977216f" officeooo:paragraph-rsid="0977216f"/>
    </style:style>
    <style:style style:name="P127" style:family="paragraph" style:parent-style-name="Heading_20_2" style:master-page-name="Standard">
      <style:paragraph-properties fo:text-align="center" style:justify-single-word="false" style:page-number="auto"/>
    </style:style>
    <style:style style:name="P128" style:family="paragraph" style:parent-style-name="Heading_20_1">
      <style:text-properties officeooo:rsid="08744237" officeooo:paragraph-rsid="08744237"/>
    </style:style>
    <style:style style:name="P129" style:family="paragraph" style:parent-style-name="Text_20_body" style:list-style-name="L1">
      <style:text-properties officeooo:rsid="08c5112c" officeooo:paragraph-rsid="08c5112c"/>
    </style:style>
    <style:style style:name="P130" style:family="paragraph" style:parent-style-name="Text_20_body" style:list-style-name="L2">
      <style:text-properties officeooo:paragraph-rsid="0885e050"/>
    </style:style>
    <style:style style:name="P131" style:family="paragraph" style:parent-style-name="Text_20_body" style:list-style-name="L2">
      <style:text-properties officeooo:rsid="087702ad" officeooo:paragraph-rsid="0885e050"/>
    </style:style>
    <style:style style:name="P132" style:family="paragraph" style:parent-style-name="Text_20_body" style:list-style-name="L3">
      <style:text-properties officeooo:rsid="08d2033d" officeooo:paragraph-rsid="088bbc8e"/>
    </style:style>
    <style:style style:name="P133" style:family="paragraph" style:parent-style-name="Text_20_body" style:list-style-name="L3">
      <style:text-properties officeooo:rsid="08d2033d" officeooo:paragraph-rsid="09209617"/>
    </style:style>
    <style:style style:name="P134" style:family="paragraph" style:parent-style-name="Text_20_body" style:list-style-name="L4">
      <style:text-properties officeooo:rsid="08d4e873" officeooo:paragraph-rsid="08d4e873"/>
    </style:style>
    <style:style style:name="P135" style:family="paragraph" style:parent-style-name="Text_20_body" style:list-style-name="L5">
      <style:text-properties fo:language="cs" fo:country="CZ" officeooo:rsid="08c1696d" officeooo:paragraph-rsid="08c1696d"/>
    </style:style>
    <style:style style:name="P136" style:family="paragraph" style:parent-style-name="Text_20_body">
      <style:text-properties fo:language="cs" fo:country="CZ" officeooo:paragraph-rsid="09723f0b" style:language-asian="cs" style:country-asian="CZ"/>
    </style:style>
    <style:style style:name="P137" style:family="paragraph" style:parent-style-name="Text_20_body" style:list-style-name="L6">
      <style:text-properties officeooo:rsid="096c4a2a" officeooo:paragraph-rsid="096c4a2a"/>
    </style:style>
    <style:style style:name="P138" style:family="paragraph" style:parent-style-name="Text_20_body" style:list-style-name="L6">
      <style:text-properties officeooo:rsid="096c4a2a" officeooo:paragraph-rsid="097874d4"/>
    </style:style>
    <style:style style:name="P139" style:family="paragraph" style:parent-style-name="Text_20_body" style:list-style-name="L6">
      <style:text-properties officeooo:rsid="096c4a2a" officeooo:paragraph-rsid="099cc7b2"/>
    </style:style>
    <style:style style:name="P140" style:family="paragraph" style:parent-style-name="Text_20_body" style:list-style-name="L7">
      <style:text-properties officeooo:rsid="096d112e" officeooo:paragraph-rsid="096d112e"/>
    </style:style>
    <style:style style:name="P141" style:family="paragraph" style:parent-style-name="Text_20_body" style:list-style-name="L8">
      <style:text-properties officeooo:rsid="096d112e" officeooo:paragraph-rsid="096d112e"/>
    </style:style>
    <style:style style:name="P142" style:family="paragraph" style:parent-style-name="Text_20_body" style:list-style-name="L8">
      <style:text-properties officeooo:rsid="096d7d47" officeooo:paragraph-rsid="096d112e"/>
    </style:style>
    <style:style style:name="P143" style:family="paragraph" style:parent-style-name="Text_20_body" style:list-style-name="L8">
      <style:text-properties officeooo:rsid="096d7d47" officeooo:paragraph-rsid="096d7d47"/>
    </style:style>
    <style:style style:name="P144" style:family="paragraph" style:parent-style-name="Text_20_body">
      <style:text-properties officeooo:rsid="096f74c8" officeooo:paragraph-rsid="096fb56d"/>
    </style:style>
    <style:style style:name="P145" style:family="paragraph" style:parent-style-name="Text_20_body" style:list-style-name="L6">
      <style:text-properties officeooo:rsid="09896cf0" officeooo:paragraph-rsid="09896cf0"/>
    </style:style>
    <style:style style:name="P146" style:family="paragraph" style:parent-style-name="Text_20_body">
      <style:text-properties officeooo:rsid="098da6d7" officeooo:paragraph-rsid="098da6d7"/>
    </style:style>
    <style:style style:name="P147" style:family="paragraph" style:parent-style-name="Text_20_body" style:list-style-name="L6">
      <style:text-properties officeooo:rsid="099cc7b2" officeooo:paragraph-rsid="099cc7b2"/>
    </style:style>
    <style:style style:name="P148" style:family="paragraph" style:parent-style-name="Text_20_body" style:list-style-name="L6">
      <style:text-properties officeooo:rsid="099e0d20" officeooo:paragraph-rsid="099e0d20"/>
    </style:style>
    <style:style style:name="P149" style:family="paragraph" style:parent-style-name="Text_20_body" style:list-style-name="L9">
      <style:text-properties officeooo:rsid="0881b345" officeooo:paragraph-rsid="0939db8d"/>
    </style:style>
    <style:style style:name="P150" style:family="paragraph" style:parent-style-name="Text_20_body" style:list-style-name="L9">
      <style:text-properties officeooo:rsid="0883f960" officeooo:paragraph-rsid="0939db8d"/>
    </style:style>
    <style:style style:name="P151" style:family="paragraph" style:parent-style-name="Text_20_body" style:list-style-name="L9">
      <style:text-properties officeooo:rsid="0934ed12" officeooo:paragraph-rsid="0939db8d"/>
    </style:style>
    <style:style style:name="P152" style:family="paragraph" style:parent-style-name="Text_20_body" style:list-style-name="L10">
      <style:text-properties officeooo:rsid="09385330" officeooo:paragraph-rsid="09385330"/>
    </style:style>
    <style:style style:name="P153" style:family="paragraph" style:parent-style-name="Text_20_body" style:list-style-name="L10">
      <style:text-properties officeooo:rsid="08979733" officeooo:paragraph-rsid="08979733"/>
    </style:style>
    <style:style style:name="P154" style:family="paragraph" style:parent-style-name="Text_20_body">
      <style:text-properties officeooo:rsid="09ad4bfc" officeooo:paragraph-rsid="09ad4bfc"/>
    </style:style>
    <style:style style:name="T1" style:family="text">
      <style:text-properties fo:language="cs" fo:country="CZ"/>
    </style:style>
    <style:style style:name="T2" style:family="text">
      <style:text-properties fo:language="cs" fo:country="CZ" officeooo:rsid="0886e9c9"/>
    </style:style>
    <style:style style:name="T3" style:family="text">
      <style:text-properties fo:language="cs" fo:country="CZ" officeooo:rsid="088867f2"/>
    </style:style>
    <style:style style:name="T4" style:family="text">
      <style:text-properties fo:language="cs" fo:country="CZ" officeooo:rsid="08995cdc"/>
    </style:style>
    <style:style style:name="T5" style:family="text">
      <style:text-properties fo:language="cs" fo:country="CZ" style:language-asian="cs" style:country-asian="CZ"/>
    </style:style>
    <style:style style:name="T6" style:family="text">
      <style:text-properties fo:language="cs" fo:country="CZ" officeooo:rsid="09a7634a" style:language-asian="cs" style:country-asian="CZ"/>
    </style:style>
    <style:style style:name="T7" style:family="text">
      <style:text-properties fo:language="cs" fo:country="CZ" officeooo:rsid="09a7a345" style:language-asian="cs" style:country-asian="CZ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b5624f6" style:font-style-asian="italic" style:font-style-complex="italic"/>
    </style:style>
    <style:style style:name="T10" style:family="text">
      <style:text-properties fo:font-style="italic" officeooo:rsid="09714cd6" style:font-style-asian="italic" style:font-style-complex="italic"/>
    </style:style>
    <style:style style:name="T11" style:family="text">
      <style:text-properties officeooo:rsid="0b5624f6"/>
    </style:style>
    <style:style style:name="T12" style:family="text">
      <style:text-properties officeooo:rsid="08761a27"/>
    </style:style>
    <style:style style:name="T13" style:family="text">
      <style:text-properties fo:language="en" fo:country="US"/>
    </style:style>
    <style:style style:name="T14" style:family="text">
      <style:text-properties fo:language="en" fo:country="US" officeooo:rsid="087f0d72"/>
    </style:style>
    <style:style style:name="T15" style:family="text">
      <style:text-properties fo:language="en" fo:country="US" officeooo:rsid="0884c2c0"/>
    </style:style>
    <style:style style:name="T16" style:family="text">
      <style:text-properties fo:language="en" fo:country="US" officeooo:rsid="08856694"/>
    </style:style>
    <style:style style:name="T17" style:family="text">
      <style:text-properties fo:language="en" fo:country="US" officeooo:rsid="08934d40"/>
    </style:style>
    <style:style style:name="T18" style:family="text">
      <style:text-properties fo:language="en" fo:country="US" officeooo:rsid="08af35b7"/>
    </style:style>
    <style:style style:name="T19" style:family="text">
      <style:text-properties fo:language="en" fo:country="US" officeooo:rsid="08b0d76e"/>
    </style:style>
    <style:style style:name="T20" style:family="text">
      <style:text-properties fo:language="en" fo:country="US" officeooo:rsid="091ae24d"/>
    </style:style>
    <style:style style:name="T21" style:family="text">
      <style:text-properties style:use-window-font-color="true" fo:font-size="10pt" fo:language="zxx" fo:country="none" fo:font-weight="bold" fo:background-color="transparent" loext:char-shading-value="0" style:font-name-asian="Times New Roman" style:font-size-asian="10pt" style:language-asian="zxx" style:country-asian="none" style:font-weight-asian="bold" style:font-name-complex="Times New Roman" style:font-size-complex="12pt" style:language-complex="zxx" style:country-complex="none" style:font-weight-complex="bold"/>
    </style:style>
    <style:style style:name="T22" style:family="text">
      <style:text-properties style:use-window-font-color="true" fo:font-size="10pt" fo:language="zxx" fo:country="none" fo:background-color="transparent" loext:char-shading-value="0" style:font-name-asian="Times New Roman" style:font-size-asian="10pt" style:language-asian="zxx" style:country-asian="none" style:font-name-complex="Times New Roman" style:font-size-complex="12pt" style:language-complex="zxx" style:country-complex="none"/>
    </style:style>
    <style:style style:name="T23" style:family="text">
      <style:text-properties style:use-window-font-color="true" fo:font-size="10pt" fo:language="cs" fo:country="CZ" fo:font-weight="bold" fo:background-color="transparent" loext:char-shading-value="0" style:font-name-asian="Times New Roman" style:font-size-asian="10pt" style:language-asian="zxx" style:country-asian="none" style:font-weight-asian="bold" style:font-name-complex="Times New Roman" style:font-size-complex="12pt" style:language-complex="zxx" style:country-complex="none" style:font-weight-complex="bold"/>
    </style:style>
    <style:style style:name="T24" style:family="text">
      <style:text-properties style:use-window-font-color="true" fo:font-size="10pt" fo:language="cs" fo:country="CZ" fo:background-color="transparent" loext:char-shading-value="0" style:font-name-asian="Times New Roman" style:font-size-asian="10pt" style:language-asian="zxx" style:country-asian="none" style:font-name-complex="Times New Roman" style:font-size-complex="12pt" style:language-complex="zxx" style:country-complex="none"/>
    </style:style>
    <style:style style:name="T25" style:family="text">
      <style:text-properties style:use-window-font-color="true" fo:font-size="10pt" fo:language="cs" fo:country="CZ" officeooo:rsid="093c45de" fo:background-color="transparent" loext:char-shading-value="0" style:font-name-asian="Times New Roman" style:font-size-asian="10pt" style:language-asian="zxx" style:country-asian="none" style:font-name-complex="Times New Roman" style:font-size-complex="12pt" style:language-complex="zxx" style:country-complex="none"/>
    </style:style>
    <style:style style:name="T26" style:family="text">
      <style:text-properties style:use-window-font-color="true" fo:font-size="10pt" fo:language="cs" fo:country="CZ" officeooo:rsid="093dfbcb" fo:background-color="transparent" loext:char-shading-value="0" style:font-name-asian="Times New Roman" style:font-size-asian="10pt" style:language-asian="zxx" style:country-asian="none" style:font-name-complex="Times New Roman" style:font-size-complex="12pt" style:language-complex="zxx" style:country-complex="none"/>
    </style:style>
    <style:style style:name="T27" style:family="text">
      <style:text-properties officeooo:rsid="0897d80f"/>
    </style:style>
    <style:style style:name="T28" style:family="text">
      <style:text-properties officeooo:rsid="08a8c860"/>
    </style:style>
    <style:style style:name="T29" style:family="text">
      <style:text-properties officeooo:rsid="08ab7498"/>
    </style:style>
    <style:style style:name="T30" style:family="text">
      <style:text-properties officeooo:rsid="08af35b7"/>
    </style:style>
    <style:style style:name="T31" style:family="text">
      <style:text-properties officeooo:rsid="08c361cc"/>
    </style:style>
    <style:style style:name="T32" style:family="text">
      <style:text-properties officeooo:rsid="08c40ab8"/>
    </style:style>
    <style:style style:name="T33" style:family="text">
      <style:text-properties officeooo:rsid="08c5112c"/>
    </style:style>
    <style:style style:name="T34" style:family="text">
      <style:text-properties officeooo:rsid="087702ad"/>
    </style:style>
    <style:style style:name="T35" style:family="text">
      <style:text-properties fo:font-style="normal" style:font-style-asian="normal" style:font-style-complex="normal"/>
    </style:style>
    <style:style style:name="T36" style:family="text">
      <style:text-properties fo:font-style="normal" officeooo:rsid="091078ff" style:font-style-asian="normal" style:font-style-complex="normal"/>
    </style:style>
    <style:style style:name="T37" style:family="text">
      <style:text-properties fo:font-style="normal" officeooo:rsid="0910f348" style:font-style-asian="normal" style:font-style-complex="normal"/>
    </style:style>
    <style:style style:name="T38" style:family="text">
      <style:text-properties fo:font-style="normal" officeooo:rsid="0912c3e2" style:font-style-asian="normal" style:font-style-complex="normal"/>
    </style:style>
    <style:style style:name="T39" style:family="text">
      <style:text-properties fo:font-style="normal" officeooo:rsid="09149468" style:font-style-asian="normal" style:font-style-complex="normal"/>
    </style:style>
    <style:style style:name="T40" style:family="text">
      <style:text-properties fo:font-style="normal" officeooo:rsid="0917eb98" style:font-style-asian="normal" style:font-style-complex="normal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officeooo:rsid="08cd6539" style:font-weight-asian="bold" style:font-weight-complex="bold"/>
    </style:style>
    <style:style style:name="T43" style:family="text">
      <style:text-properties officeooo:rsid="08cb713f"/>
    </style:style>
    <style:style style:name="T44" style:family="text">
      <style:text-properties officeooo:rsid="08cd6539"/>
    </style:style>
    <style:style style:name="T45" style:family="text">
      <style:text-properties officeooo:rsid="08dc2847"/>
    </style:style>
    <style:style style:name="T46" style:family="text">
      <style:text-properties officeooo:rsid="08dda359"/>
    </style:style>
    <style:style style:name="T47" style:family="text">
      <style:text-properties officeooo:rsid="08dddb42"/>
    </style:style>
    <style:style style:name="T48" style:family="text">
      <style:text-properties officeooo:rsid="08e02701"/>
    </style:style>
    <style:style style:name="T49" style:family="text">
      <style:text-properties officeooo:rsid="08e088c1"/>
    </style:style>
    <style:style style:name="T50" style:family="text">
      <style:text-properties officeooo:rsid="09079ece"/>
    </style:style>
    <style:style style:name="T51" style:family="text">
      <style:text-properties officeooo:rsid="09080824"/>
    </style:style>
    <style:style style:name="T52" style:family="text">
      <style:text-properties officeooo:rsid="090aa7df"/>
    </style:style>
    <style:style style:name="T53" style:family="text">
      <style:text-properties officeooo:rsid="091ae24d"/>
    </style:style>
    <style:style style:name="T54" style:family="text">
      <style:text-properties officeooo:rsid="091d3663"/>
    </style:style>
    <style:style style:name="T55" style:family="text">
      <style:text-properties officeooo:rsid="091e213c"/>
    </style:style>
    <style:style style:name="T56" style:family="text">
      <style:text-properties officeooo:rsid="09205454"/>
    </style:style>
    <style:style style:name="T57" style:family="text">
      <style:text-properties officeooo:rsid="0925c6e4"/>
    </style:style>
    <style:style style:name="T58" style:family="text">
      <style:text-properties officeooo:rsid="09276fc1"/>
    </style:style>
    <style:style style:name="T59" style:family="text">
      <style:text-properties officeooo:rsid="09283b4b"/>
    </style:style>
    <style:style style:name="T60" style:family="text">
      <style:text-properties officeooo:rsid="0929694c"/>
    </style:style>
    <style:style style:name="T61" style:family="text">
      <style:text-properties officeooo:rsid="092a5afd"/>
    </style:style>
    <style:style style:name="T62" style:family="text">
      <style:text-properties officeooo:rsid="093104f7"/>
    </style:style>
    <style:style style:name="T63" style:family="text">
      <style:text-properties officeooo:rsid="09316448"/>
    </style:style>
    <style:style style:name="T64" style:family="text">
      <style:text-properties officeooo:rsid="0934ed12"/>
    </style:style>
    <style:style style:name="T65" style:family="text">
      <style:text-properties officeooo:rsid="09395bd3"/>
    </style:style>
    <style:style style:name="T66" style:family="text">
      <style:text-properties officeooo:rsid="0939db8d"/>
    </style:style>
    <style:style style:name="T67" style:family="text">
      <style:text-properties officeooo:rsid="093c45de"/>
    </style:style>
    <style:style style:name="T68" style:family="text">
      <style:text-properties officeooo:rsid="09401366"/>
    </style:style>
    <style:style style:name="T69" style:family="text">
      <style:text-properties officeooo:rsid="094d85e6"/>
    </style:style>
    <style:style style:name="T70" style:family="text">
      <style:text-properties officeooo:rsid="094ed9f6"/>
    </style:style>
    <style:style style:name="T71" style:family="text">
      <style:text-properties officeooo:rsid="0950518b"/>
    </style:style>
    <style:style style:name="T72" style:family="text">
      <style:text-properties officeooo:rsid="0952adc4"/>
    </style:style>
    <style:style style:name="T73" style:family="text">
      <style:text-properties officeooo:rsid="096831f8"/>
    </style:style>
    <style:style style:name="T74" style:family="text">
      <style:text-properties officeooo:rsid="0968b135"/>
    </style:style>
    <style:style style:name="T75" style:family="text">
      <style:text-properties officeooo:rsid="096c4a2a"/>
    </style:style>
    <style:style style:name="T76" style:family="text">
      <style:text-properties officeooo:rsid="096d7d47"/>
    </style:style>
    <style:style style:name="T77" style:family="text">
      <style:text-properties officeooo:rsid="096e2684"/>
    </style:style>
    <style:style style:name="T78" style:family="text">
      <style:text-properties officeooo:rsid="096e36b6"/>
    </style:style>
    <style:style style:name="T79" style:family="text">
      <style:text-properties officeooo:rsid="09714cd6"/>
    </style:style>
    <style:style style:name="T80" style:family="text">
      <style:text-properties officeooo:rsid="09756256"/>
    </style:style>
    <style:style style:name="T81" style:family="text">
      <style:text-properties officeooo:rsid="097874d4"/>
    </style:style>
    <style:style style:name="T82" style:family="text">
      <style:text-properties officeooo:rsid="097a510f"/>
    </style:style>
    <style:style style:name="T83" style:family="text">
      <style:text-properties officeooo:rsid="097b31e6"/>
    </style:style>
    <style:style style:name="T84" style:family="text">
      <style:text-properties officeooo:rsid="097c14aa"/>
    </style:style>
    <style:style style:name="T85" style:family="text">
      <style:text-properties officeooo:rsid="09827b56"/>
    </style:style>
    <style:style style:name="T86" style:family="text">
      <style:text-properties officeooo:rsid="0989e715"/>
    </style:style>
    <style:style style:name="T87" style:family="text">
      <style:text-properties officeooo:rsid="0991779e"/>
    </style:style>
    <style:style style:name="T88" style:family="text">
      <style:text-properties officeooo:rsid="0994805e"/>
    </style:style>
    <style:style style:name="T89" style:family="text">
      <style:text-properties officeooo:rsid="0998dc0c"/>
    </style:style>
    <style:style style:name="T90" style:family="text">
      <style:text-properties officeooo:rsid="099cc7b2"/>
    </style:style>
    <style:style style:name="T91" style:family="text">
      <style:text-properties officeooo:rsid="09a0b001"/>
    </style:style>
    <style:style style:name="T92" style:family="text">
      <style:text-properties officeooo:rsid="09a50b05"/>
    </style:style>
    <style:style style:name="T93" style:family="text">
      <style:text-properties officeooo:rsid="09a71bb1"/>
    </style:style>
    <style:style style:name="T94" style:family="text">
      <style:text-properties officeooo:rsid="09a7634a"/>
    </style:style>
    <style:style style:name="T95" style:family="text">
      <style:text-properties officeooo:rsid="09a7a345"/>
    </style:style>
    <style:style style:name="T96" style:family="text">
      <style:text-properties officeooo:rsid="09ae7e55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7" text:outline-level="2"/>
      <text:h text:style-name="P123" text:outline-level="2"/>
      <text:h text:style-name="P123" text:outline-level="2"/>
      <text:p text:style-name="P10"><text:bookmark-start text:name="__RefHeading__32089_1328805156"/>DrD Next <text:span text:style-name="T28">(?)</text:span><text:bookmark-end text:name="__RefHeading__32089_1328805156"/></text:p>
      <text:p text:style-name="P16"><text:span text:style-name="T32">Třetí</text:span> nástřel</text:p>
      <text:p text:style-name="Text_20_body"/>
      <text:p text:style-name="Text_20_body"/>
      <text:p text:style-name="Text_20_body"/>
      <text:p text:style-name="P50"/>
      <text:p text:style-name="P48"/>
      <text:table-of-content text:style-name="Sect1" text:protected="true" text:name="Table of Contents1">
        <text:table-of-content-source text:outline-level="2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101"><text:a xlink:type="simple" xlink:href="#__RefHeading__2533_1820929886" text:style-name="Internet_20_link" text:visited-style-name="Internet_20_link">Tvorba postavy</text:a><text:tab/>3</text:p>
          <text:p text:style-name="P102"><text:a xlink:type="simple" xlink:href="#__RefHeading__32091_1328805156" text:style-name="Internet_20_link" text:visited-style-name="Internet_20_link">Základní hodnoty vlastností</text:a><text:tab/>3</text:p>
          <text:p text:style-name="P102"><text:a xlink:type="simple" xlink:href="#__RefHeading__32093_1328805156" text:style-name="Internet_20_link" text:visited-style-name="Internet_20_link">Oprava za rasu</text:a><text:tab/>3</text:p>
          <text:p text:style-name="P102"><text:a xlink:type="simple" xlink:href="#__RefHeading__32095_1328805156" text:style-name="Internet_20_link" text:visited-style-name="Internet_20_link">Oprava za povolání</text:a><text:tab/>4</text:p>
          <text:p text:style-name="P102"><text:a xlink:type="simple" xlink:href="#__RefHeading__32097_1328805156" text:style-name="Internet_20_link" text:visited-style-name="Internet_20_link">Bonusy za vlastnosti</text:a><text:tab/>5</text:p>
          <text:p text:style-name="P102"><text:a xlink:type="simple" xlink:href="#__RefHeading__32099_1328805156" text:style-name="Internet_20_link" text:visited-style-name="Internet_20_link">Životy a magenergie</text:a><text:tab/>5</text:p>
          <text:p text:style-name="P101"><text:a xlink:type="simple" xlink:href="#__RefHeading__32101_1328805156" text:style-name="Internet_20_link" text:visited-style-name="Internet_20_link">Postup na vyšší úroveň</text:a><text:tab/>6</text:p>
          <text:p text:style-name="P101"><text:a xlink:type="simple" xlink:href="#__RefHeading__32103_1328805156" text:style-name="Internet_20_link" text:visited-style-name="Internet_20_link">Dovednosti</text:a><text:tab/>6</text:p>
          <text:p text:style-name="P101"><text:a xlink:type="simple" xlink:href="#__RefHeading__32105_1328805156" text:style-name="Internet_20_link" text:visited-style-name="Internet_20_link">Boj</text:a><text:tab/>7</text:p>
          <text:p text:style-name="P101"><text:a xlink:type="simple" xlink:href="#__RefHeading__32107_1328805156" text:style-name="Internet_20_link" text:visited-style-name="Internet_20_link">Magie</text:a><text:tab/>10</text:p>
        </text:index-body>
      </text:table-of-conten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">Verze 0.<text:span text:style-name="T31">1</text:span></text:p>
      <text:p text:style-name="P49">IDEA:</text:p>
      <text:p text:style-name="P24">Bonus za <text:span text:style-name="T57">povolání</text:span><text:line-break/>– v podstatě proficiency bonus. Začíná na +2, zvedá se s úrovní.</text:p>
      <text:p text:style-name="P24">Bonus za <text:span text:style-name="T58">výcvik<text:line-break/></text:span>– <text:span text:style-name="T59">bonus k sekundárně naučeným dovednostem a schopnostem. Začíná na +1 a zvedá se s úrovní pomaleji než bonus za povolání.</text:span></text:p>
      <text:h text:style-name="P128" text:outline-level="1"><text:bookmark-start text:name="__RefHeading__2533_1820929886"/>Tvorba postavy<text:bookmark-end text:name="__RefHeading__2533_1820929886"/></text:h>
      <text:p text:style-name="P154">IDEA: <text:span text:style-name="T96">Od stupně vlastnosti neodvozovat jen bonus za vlastnost, ale i jiné věci – třeba bonus k útoku nebo ke zranění (tj. do úč/oč/zranění by se nepočítal přímo bonus za vlastnost, ale víc menších bonusů – třeba k úč za obratnost a ke zranění za sílu (a do oč by se mohla počítat buď dex (beze zbroje) nebo odl (se zbrojí)).</text:span></text:p>
      <text:p text:style-name="P154">- <text:span text:style-name="T96">tohle by mimo jiné umožnilo dát význam více stupňům (ideálně všem) vlastností, nejen každému třetímu.</text:span></text:p>
      <text:h text:style-name="Heading_20_2" text:outline-level="2">Určení vlastností</text:h>
      <text:p text:style-name="P17"><text:span text:style-name="T33">Postavu popisuje pět vlastností</text:span>: Síla, Obratnost, Odolnost, Inteligence <text:span text:style-name="T33">a</text:span> Charisma. <text:span text:style-name="T33">Nakolik má tvoje postava každou z nich rozvinutou vyjadřujeme hodnotou od 1 do 21.<text:line-break/><text:tab/>Hodnoty vlastností tvé postavy určíš takto:</text:span></text:p>
      <text:list xml:id="list1478258155806446660" text:style-name="L1">
        <text:list-item>
          <text:p text:style-name="P129">Urči základní hodnoty vlastností a přiřaď je k jednotlivým vlastnostem dle svého uvážení.</text:p>
        </text:list-item>
        <text:list-item>
          <text:p text:style-name="P129">Přičti opravu za rasu</text:p>
        </text:list-item>
        <text:list-item>
          <text:p text:style-name="P129">Přičti opravu za povolání</text:p>
        </text:list-item>
      </text:list>
      <text:h text:style-name="Heading_20_3" text:outline-level="3"><text:bookmark-start text:name="__RefHeading__32091_1328805156"/><text:soft-page-break/>Základní hodnoty <text:span text:style-name="T27">vlastností</text:span><text:bookmark-end text:name="__RefHeading__32091_1328805156"/></text:h>
      <text:p text:style-name="P4">Ho<text:span text:style-name="T1">ď 1k6 </text:span><text:span text:style-name="T2">a použij řádek </text:span><text:span text:style-name="T4">s</text:span><text:span text:style-name="T2"> čísl</text:span><text:span text:style-name="T4">em</text:span><text:span text:style-name="T1">, </text:span><text:span text:style-name="T4">které ti padlo,</text:span><text:span text:style-name="T1"> nebo si </text:span><text:span text:style-name="T2">jeden z nich</text:span><text:span text:style-name="T1"> vyber. </text:span><text:span text:style-name="T3">Hodnoty pak přiřaď k jednotlivým vlastnostem dle svého uvážení.</text:span></text:p>
      <text:list xml:id="list8169327272956000466" text:style-name="L2">
        <text:list-item>
          <text:p text:style-name="P130"><text:span text:style-name="T15">15</text:span><text:span text:style-name="T34"> </text:span><text:span text:style-name="T15">1</text:span><text:span text:style-name="T16">4</text:span><text:span text:style-name="T34"> </text:span><text:span text:style-name="T19">11</text:span><text:span text:style-name="T34"> </text:span><text:span text:style-name="T19">11</text:span><text:span text:style-name="T34"> </text:span><text:span text:style-name="T19">11</text:span></text:p>
        </text:list-item>
        <text:list-item>
          <text:p text:style-name="P131"><text:span text:style-name="T15">15</text:span> <text:span text:style-name="T15">13</text:span> <text:span text:style-name="T19">12</text:span> <text:span text:style-name="T19">11</text:span> <text:span text:style-name="T19">11</text:span></text:p>
        </text:list-item>
        <text:list-item>
          <text:p text:style-name="P131"><text:span text:style-name="T15">14</text:span> <text:span text:style-name="T15">14 </text:span><text:span text:style-name="T16">13</text:span> <text:span text:style-name="T19">11 11</text:span></text:p>
        </text:list-item>
        <text:list-item>
          <text:p text:style-name="P131"><text:span text:style-name="T15">14</text:span> <text:span text:style-name="T15">14 </text:span><text:span text:style-name="T19">12</text:span> <text:span text:style-name="T19">12</text:span> <text:span text:style-name="T19">12</text:span></text:p>
        </text:list-item>
        <text:list-item>
          <text:p text:style-name="P131"><text:span text:style-name="T15">14</text:span> <text:span text:style-name="T15">13</text:span> <text:span text:style-name="T15">13</text:span> <text:span text:style-name="T19">12</text:span> <text:span text:style-name="T19">12</text:span></text:p>
        </text:list-item>
        <text:list-item>
          <text:p text:style-name="P131"><text:span text:style-name="T15">1</text:span><text:span text:style-name="T19">3</text:span> <text:span text:style-name="T15">13</text:span> <text:span text:style-name="T15">13</text:span> <text:span text:style-name="T15">13</text:span> <text:span text:style-name="T15">13</text:span></text:p>
        </text:list-item>
      </text:list>
      <text:h text:style-name="Heading_20_3" text:outline-level="3"><text:bookmark-start text:name="__RefHeading__32093_1328805156"/>Oprava za rasu<text:bookmark-end text:name="__RefHeading__32093_1328805156"/></text:h>
      <text:p text:style-name="P18"><text:span text:style-name="T8">Hobit<text:tab/><text:tab/></text:span><text:span text:style-name="T35">Sil +0, Obr +3, Odl +1, Int +</text:span><text:span text:style-name="T38">2</text:span><text:span text:style-name="T35">, Cha +</text:span><text:span text:style-name="T38">2</text:span><text:span text:style-name="T8"><text:line-break/>Kudůk<text:tab/><text:tab/></text:span><text:span text:style-name="T35">Sil +1, Obr +3, Odl +2, Int +2, Cha +1</text:span><text:span text:style-name="T8"><text:line-break/>Trpaslík<text:tab/></text:span><text:span text:style-name="T35">Sil +</text:span><text:span text:style-name="T38">2</text:span><text:span text:style-name="T35">, Obr +</text:span><text:span text:style-name="T37">1</text:span><text:span text:style-name="T35">, Odl +3, Int +1, Cha +1</text:span><text:span text:style-name="T8"><text:line-break/>Elf<text:tab/><text:tab/><text:tab/></text:span><text:span text:style-name="T35">Sil +</text:span><text:span text:style-name="T38">0</text:span><text:span text:style-name="T35">, Obr +</text:span><text:span text:style-name="T37">2</text:span><text:span text:style-name="T35">, Odl </text:span><text:span text:style-name="T36">+1</text:span><text:span text:style-name="T35">, Int +3, Cha +3</text:span><text:span text:style-name="T8"><text:line-break/>Člověk<text:tab/><text:tab/></text:span><text:span text:style-name="T35">Sil +2, Obr +2, Odl +2, Int +2, Cha +2</text:span><text:span text:style-name="T8"><text:line-break/>Barbar<text:tab/><text:tab/></text:span><text:span text:style-name="T35">Sil +3, Obr +</text:span><text:span text:style-name="T39">2</text:span><text:span text:style-name="T35">, Odl +2, Int +</text:span><text:span text:style-name="T39">1</text:span><text:span text:style-name="T35">, Cha +1</text:span><text:span text:style-name="T8"><text:line-break/>Kroll<text:tab/><text:tab/></text:span><text:span text:style-name="T35">Sil +3, Obr +</text:span><text:span text:style-name="T38">1</text:span><text:span text:style-name="T35">, Odl +3, Int +</text:span><text:span text:style-name="T40">1</text:span><text:span text:style-name="T35">, Cha +</text:span><text:span text:style-name="T38">0</text:span></text:p>
      <text:h text:style-name="Heading_20_3" text:outline-level="3"><text:bookmark-start text:name="__RefHeading__32095_1328805156"/>Oprava za povolání<text:bookmark-end text:name="__RefHeading__32095_1328805156"/></text:h>
      <text:p text:style-name="P2"><text:span text:style-name="T8">Vále</text:span><text:span text:style-name="T9">čník</text:span><text:span text:style-name="T11"><text:tab/>Sil +3, Odl +3<text:line-break/></text:span><text:span text:style-name="T9">Hraničář</text:span><text:span text:style-name="T11"><text:tab/>Sil +</text:span><text:span text:style-name="T17">2</text:span><text:span text:style-name="T11">, Odl +</text:span><text:span text:style-name="T17">2</text:span><text:span text:style-name="T12">, Int +</text:span><text:span text:style-name="T17">2<text:line-break/></text:span><text:span text:style-name="T9">Alchymista</text:span><text:span text:style-name="T11"><text:tab/>Obr +</text:span><text:span text:style-name="T17">2</text:span><text:span text:style-name="T11">, Odl +</text:span><text:span text:style-name="T17">2</text:span><text:span text:style-name="T12">, Int +</text:span><text:span text:style-name="T17">2<text:line-break/></text:span><text:span text:style-name="T9">Kouzelník</text:span><text:span text:style-name="T11"><text:tab/>Int +</text:span><text:span text:style-name="T17">3</text:span><text:span text:style-name="T11">, Cha +</text:span><text:span text:style-name="T17">3<text:line-break/></text:span><text:span text:style-name="T9">Zloděj</text:span><text:span text:style-name="T11"><text:tab/><text:tab/>Obr +</text:span><text:span text:style-name="T17">3</text:span><text:span text:style-name="T11">, Cha +</text:span><text:span text:style-name="T17">3</text:span></text:p>
      <text:h text:style-name="P124" text:outline-level="2"><text:bookmark-start text:name="__RefHeading__32097_1328805156"/><text:soft-page-break/>Určení bonusů za vlastnosti<text:bookmark-end text:name="__RefHeading__32097_1328805156"/></text:h>
      <text:p text:style-name="P19">Pro každou z vlastností nyní urči odpovídající bonus podle následující tabulky:</text:p>
      <text:p text:style-name="P5"><text:s text:c="3"/>Stupeň <text:s text:c="9"/>Bonus</text:p>
      <text:p text:style-name="P6"><text:tab/> <text:span text:style-name="T53">1</text:span><text:span text:style-name="T18">-1</text:span><text:span text:style-name="T20">1<text:tab/></text:span><text:tab/><text:span text:style-name="T30">+</text:span><text:span text:style-name="T14">1</text:span><text:line-break/><text:tab/><text:span text:style-name="T18">1</text:span><text:span text:style-name="T20">2</text:span><text:span text:style-name="T18">-1</text:span><text:span text:style-name="T20">4</text:span><text:tab/><text:span text:style-name="T13">+</text:span><text:span text:style-name="T18">2</text:span><text:line-break/><text:tab/><text:span text:style-name="T18">1</text:span><text:span text:style-name="T20">5</text:span><text:span text:style-name="T18">-1</text:span><text:span text:style-name="T20">7</text:span><text:tab/><text:span text:style-name="T13">+</text:span><text:span text:style-name="T18">3</text:span><text:line-break/><text:tab/><text:span text:style-name="T18">1</text:span><text:span text:style-name="T20">8</text:span><text:span text:style-name="T18">-20</text:span><text:tab/><text:span text:style-name="T13">+</text:span><text:span text:style-name="T18">4</text:span><text:line-break/><text:tab/><text:span text:style-name="T18">21-2</text:span><text:span text:style-name="T20">3</text:span><text:tab/><text:span text:style-name="T13">+</text:span><text:span text:style-name="T18">5</text:span><text:line-break/><text:tab/><text:span text:style-name="T30">24-26</text:span><text:span text:style-name="T13"><text:tab/>+</text:span><text:span text:style-name="T18">6</text:span><text:span text:style-name="T13"><text:line-break/><text:tab/></text:span><text:span text:style-name="T18">2</text:span><text:span text:style-name="T20">7</text:span><text:span text:style-name="T18">-2</text:span><text:span text:style-name="T20">9</text:span><text:span text:style-name="T13"><text:tab/>+</text:span><text:span text:style-name="T18">7</text:span><text:span text:style-name="T13"><text:line-break/><text:tab/></text:span><text:span text:style-name="T20">30</text:span><text:span text:style-name="T18">-</text:span><text:span text:style-name="T20">32</text:span><text:span text:style-name="T13"><text:tab/>+</text:span><text:span text:style-name="T18">8</text:span><text:span text:style-name="T13"><text:line-break/><text:tab/></text:span><text:span text:style-name="T20">33</text:span><text:span text:style-name="T18">-3</text:span><text:span text:style-name="T20">5</text:span><text:span text:style-name="T13"><text:tab/>+</text:span><text:span text:style-name="T18">9</text:span><text:span text:style-name="T13"><text:line-break/><text:tab/> <text:s text:c="2"/></text:span><text:span text:style-name="T18">3</text:span><text:span text:style-name="T20">6</text:span><text:span text:style-name="T13"><text:tab/><text:tab/>+</text:span><text:span text:style-name="T18">10</text:span></text:p>
      <text:p text:style-name="P11">Kdykoliv se v pravidlech objeví samotné jméno vlastnosti, ať už slovem nebo zkratkou, míní se tím <text:span text:style-name="T41">bonus</text:span>. „Přičti svou Odolnost“ tedy například znamená „Přičti svůj bonus za Odolnost“, „3 + Od<text:span text:style-name="T43">l</text:span>“ znamená „Přičti svůj bonus za Odolnost k trojce“.<text:line-break/><text:tab/><text:span text:style-name="T44">Když máš použít stupeň své vlastnosti (tedy její základní hodnotu), vždycky je výslovně uvedeno slovo </text:span><text:span text:style-name="T42">stupeň</text:span><text:span text:style-name="T44"> (například „stupeň Odolnosti“).</text:span></text:p>
      <text:h text:style-name="P125" text:outline-level="2"><text:bookmark-start text:name="__RefHeading__32099_1328805156"/>Životy a magenergie<text:bookmark-end text:name="__RefHeading__32099_1328805156"/></text:h>
      <text:list xml:id="list5552560919444225230" text:style-name="L3">
        <text:list-item>
          <text:p text:style-name="P132">Maximum tvých životů je: 4 * Odl.</text:p>
        </text:list-item>
        <text:list-item>
          <text:p text:style-name="P133">Pokud jsi kouzelník, hraničář nebo alchymista*, tvé maximum magenergie je: 4 * Int.</text:p>
        </text:list-item>
      </text:list>
      <text:p text:style-name="P20"><text:span text:style-name="T8">*</text:span> Pro alchymistu to znamená maximální množství destilované magenergie, se kterým může bezpečně pracovat.</text:p>
      <text:h text:style-name="Heading_20_3" text:outline-level="3"><text:soft-page-break/>Přírůstek životů a magenergie <text:span text:style-name="T56">za</text:span> novou úroveň</text:h>
      <text:list xml:id="list6061630516488615583" text:style-name="L4">
        <text:list-item>
          <text:p text:style-name="P134">Při každém přestupu na další úroveň se tvoje maximum životů zvýší o <text:span text:style-name="T55">tvůj bonus za</text:span> <text:span text:style-name="T54">Odolnost</text:span>.</text:p>
        </text:list-item>
        <text:list-item>
          <text:p text:style-name="P134">Pokud jsi kouzelník, hraničář nebo alchymista, tak se tvé maximum magenergie zvýší o tvůj bonus za Inteligenci.</text:p>
        </text:list-item>
      </text:list>
      <text:h text:style-name="Heading_20_1" text:outline-level="1"><text:bookmark-start text:name="__RefHeading__32103_1328805156"/><text:span text:style-name="T45">Ověření schopnosti či d</text:span>ovednosti<text:bookmark-end text:name="__RefHeading__32103_1328805156"/></text:h>
      <text:p text:style-name="P12">„Vlastnost + <text:span text:style-name="T45">1</text:span>k6 + <text:span text:style-name="T73">Bonus za povolání + Situační modifikátor“</text:span> proti obtížnosti <text:span text:style-name="T73">z následující tabulky. Na obtížnost hází pán jeskyně.</text:span></text:p>
      <text:list xml:id="list3717056205878695920" text:style-name="L5">
        <text:list-item>
          <text:p text:style-name="P135">triviální:<text:tab/><text:span text:style-name="T46">0 + 1k6</text:span></text:p>
        </text:list-item>
        <text:list-item>
          <text:p text:style-name="P135">lehká:<text:tab/><text:tab/><text:span text:style-name="T47">4</text:span> <text:span text:style-name="T45">+ 1k6</text:span></text:p>
        </text:list-item>
        <text:list-item>
          <text:p text:style-name="P135">střední:<text:tab/><text:span text:style-name="T47">8 + 1k6</text:span></text:p>
        </text:list-item>
        <text:list-item>
          <text:p text:style-name="P135">těžká:<text:tab/><text:tab/><text:span text:style-name="T47">12</text:span> <text:span text:style-name="T45">+ 1k6</text:span></text:p>
        </text:list-item>
      </text:list>
      <text:p text:style-name="P13">Bonus za povolání <text:span text:style-name="T74">je vždy +2 a přičítáš si ho pokaždé, když používáš nějakou schopnost nebo dovednost svého povolání. Situační modifikátor se pohybuje v rozsahu -2 až +2 a určí ho Pán jeskyně.</text:span></text:p>
      <text:h text:style-name="Heading_20_1" text:outline-level="1"><text:soft-page-break/>Povolání</text:h>
      <text:h text:style-name="Heading_20_2" text:outline-level="2">Válečník</text:h>
      <text:h text:style-name="Heading_20_5" text:outline-level="5">1. úroveň</text:h>
      <text:h text:style-name="Heading_20_6" text:outline-level="6">Válečnický výcvik</text:h>
      <text:list xml:id="list1590842959960042788" text:style-name="L6">
        <text:list-item>
          <text:p text:style-name="P137">+2 k ÚČ se všemi zbraněmi i beze zbraně, včetně střelných a vrhacích</text:p>
        </text:list-item>
        <text:list-item>
          <text:p text:style-name="P137">+2 k OČ se všemi druhy zbrojí i beze zbroje</text:p>
        </text:list-item>
      </text:list>
      <text:h text:style-name="P104" text:outline-level="6">Zastrašení</text:h>
      <text:p text:style-name="P136">O zastrašení se může pokusit kdokoliv a pokud je k tomu příznivá situace a protivník má dobrý důvod z boje utéct, tak se mu to nejspíš i podaří. Pokud se o to ale pokusí válečník s touto schopností, tak je efekt mnohem silnější: nepřátele postihne náhlá úzkost či dokonce hrůza a budou se muset hodně přemáhat, aby těmto pocitům nepodlehli. Válečníkovo zastrašování tedy může uspět i v případě, že jsou protivníci bojově naladěni a nemají žádný zjevný důvod k útěku.<text:line-break/><text:tab/>Jak přesně zastrašování probíhá záleží na hráči postavy válečníka. Může se jednat o výhružné zavrčení, o autoritativní rozkaz, nebo třeba o prosté prohlášení: „A teď jste na řadě vy!“ po té, co jednoho protivníka rozpoltil vedví.</text:p>
      <text:list xml:id="list2261718585376490543" text:style-name="L7">
        <text:list-item>
          <text:p text:style-name="P140">Charisma + 2 (za povolání) + 1k6 proti Bojovnosti</text:p>
        </text:list-item>
      </text:list>
      <text:p text:style-name="P32">Bojovnost určí PJ <text:span text:style-name="T77">podle následujících vodítek</text:span>:</text:p>
      <text:list xml:id="list7821913718832839675" text:style-name="L8">
        <text:list-item>
          <text:p text:style-name="P141">Protivníci <text:span text:style-name="T76">vůbec</text:span> bojovat nechtějí<text:line-break/><text:tab/><text:span text:style-name="T76">Triviální</text:span> (0 + 1k6)</text:p>
        </text:list-item>
        <text:list-item>
          <text:p text:style-name="P142"><text:soft-page-break/>Protivníci se jen brání, nechtějí vlastně nikomu ublížit:<text:line-break/><text:tab/>Lehká (4 + 1k6)</text:p>
        </text:list-item>
        <text:list-item>
          <text:p text:style-name="P143">Protivníci chtějí bojovat, ale nechtějí tu umřít<text:line-break/><text:tab/>Střední (8 + 1k6)</text:p>
        </text:list-item>
        <text:list-item>
          <text:p text:style-name="P143">Protivníci tě chtějí za každou cenu zabít<text:line-break/><text:tab/>Těžká (12 + 1k6)</text:p>
        </text:list-item>
      </text:list>
      <text:p text:style-name="P32"><text:span text:style-name="T78">Když je protivníků víc a jsou různě krvežízniví, je možné, že se ti podaří zastrašit jen některé z nich. </text:span>Některé protivníky (například nemrtvé) není možné zastrašit.</text:p>
      <text:h text:style-name="P105" text:outline-level="6"><text:span text:style-name="T80">Regenerace</text:span> zranění</text:h>
      <text:p text:style-name="P34">Každý den <text:span text:style-name="T80">se ti po vydatném spánku vyléčí</text:span> dva životy za každou <text:span text:style-name="T80">tvou</text:span> úroveň.</text:p>
      <text:h text:style-name="P115" text:outline-level="5">2. úroveň</text:h>
      <text:h text:style-name="Heading_20_6" text:outline-level="6">Vícenásobné útoky</text:h>
      <text:p text:style-name="P33">Tréninkem při přestupu na druhou úroveň se tvé bojové schopnosti <text:span text:style-name="T79">zlepší natolik, že občas dokážeš zaútočit dvakrát za kolo. V boji si počítáš bonus +1 k hodu na iniciativu.<text:line-break/><text:tab/></text:span><text:span text:style-name="T10">Vícenásobné útoky</text:span><text:span text:style-name="T79"> se automaticky zlepšují každou druhou úroveň:</text:span></text:p>
      <text:p text:style-name="P144">2. úroveň:<text:tab/>+1<text:line-break/>4. úroveň:<text:tab/>+2<text:line-break/>5. úroveň:<text:tab/>+3<text:line-break/>6. úroveň:<text:tab/>+4<text:line-break/>8. úroveň:<text:tab/>+5<text:line-break/>10. úroveň:<text:tab/>+6</text:p>
      <text:h text:style-name="P116" text:outline-level="5"><text:soft-page-break/><text:span text:style-name="T75">3</text:span>. úroveň</text:h>
      <text:h text:style-name="P106" text:outline-level="6">Útok na dva cíle</text:h>
      <text:p text:style-name="P37">Za cenu -2 k ÚČ dokážeš jedním útokem zasáhnout dva cíle. Oba musí být v dosahu boje na blízko.</text:p>
      <text:h text:style-name="P126" text:outline-level="2">Hrani<text:span text:style-name="T84">č</text:span>á<text:span text:style-name="T83">ř</text:span></text:h>
      <text:h text:style-name="P117" text:outline-level="5">1. úroveň</text:h>
      <text:h text:style-name="P107" text:outline-level="6"><text:span text:style-name="T81">Hraničářský</text:span> výcvik</text:h>
      <text:list xml:id="list210128677301297" text:continue-list="list1590842959960042788" text:style-name="L6">
        <text:list-item>
          <text:p text:style-name="P138">+2 k ÚČ <text:span text:style-name="T81">při boji</text:span> beze zbraně, <text:span text:style-name="T81">s lehkými a středními zbraněmi pro boj zblízka a se všemi střelnými a vrhacími zbraněmi</text:span></text:p>
        </text:list-item>
        <text:list-item>
          <text:p text:style-name="P138">+2 k OČ <text:span text:style-name="T81">při boji v lehké nebo střední zbroji nebo</text:span> beze zbroje</text:p>
        </text:list-item>
        <text:list-item>
          <text:p text:style-name="P145">+2 na stopování, <text:span text:style-name="T86">skrytý pohyb v přírodě a přežití v divočině</text:span></text:p>
        </text:list-item>
      </text:list>
      <text:h text:style-name="P108" text:outline-level="6">Kouzlo „Uzdrav lehká zranění“</text:h>
      <text:p text:style-name="P35">Cena: 3 magy<text:line-break/><text:span text:style-name="T82">Dosah: dotek</text:span></text:p>
      <text:p text:style-name="P36">Toto kouzlo vyléčí zranění za 2-7 životů.</text:p>
      <text:h text:style-name="P109" text:outline-level="6">Pouto se zvířetem</text:h>
      <text:p text:style-name="P14">Hraničáři jsou zpravidla provázeni psy nebo divokými zvířaty. <text:span text:style-name="T87">Pořídit si ochočené zvíře může kdokoliv</text:span>, ale jen hraničář znalý této schopnosti dokáže se svým zvířecím společníkem navázat <text:span text:style-name="T87">mag</text:span>ické pouto, díky němuž zvíře rozumí slovním příkazům podobně, jako by jim rozuměl člověk. Zvíře si stále zachovává pouze svoji inteligenci a nemůže s hraničářem komunikovat (takže mu například nemůže po návratu říct, co vidělo a slyšelo), ale díky tomuto poutu porozumí i složitým pojmům a příkazům a dokáže je provést asi tak, jako <text:soft-page-break/>by je hraničář v těle zvířete plnil sám.<text:line-break/><text:tab/><text:span text:style-name="T88">Pouto dokážeš navázat pouze se zvířetem se stejnou nebo nižší životaschopností, než je tvoje úroveň. Můžeš si také vybrat mládě (s nižší životaschopností) s tím, že ti postupně doroste (domluv se na tom s Pánem jeskyně).<text:line-break/><text:tab/>Navázání pouta se zvířetem trvá sedm dní. Současně můžeš mít pouto pouze s jedním zvířetem. Pokud je navážeš s divokým, neochočeným zvířetem, bez tvých příkazů se bude chovat podle své obvyklé přirozenosti.</text:span></text:p>
      <text:h text:style-name="P119" text:outline-level="5">2. úroveň</text:h>
      <text:h text:style-name="Heading_20_6" text:outline-level="6">Kouzlo „Mluv se zvířaty“</text:h>
      <text:p text:style-name="P39">Cena: 2 magy<text:line-break/>Rozsah: 1 zvíře</text:p>
      <text:p text:style-name="P40">Toto kouzlo účinkuje pouze na nefantastická zvířata (medvěd, jelen, pěnkava). <text:span text:style-name="T89">Zvíře bude komunikovat v pojmech, kterým samo rozumí – rozliší například „den“ a „noc“, ale nedokáže ti říct, kolik dní a nocí uplynulo.<text:line-break/><text:tab/>Kouzlo nedokáže zvíře přinutit, aby se s tebou bavit chtělo. Když tě například chce sežrat, na rozhovor o počasí už je nejspíš pozdě.</text:span></text:p>
      <text:h text:style-name="P120" text:outline-level="5">3. úroveň</text:h>
      <text:h text:style-name="P110" text:outline-level="6">Hbitost</text:h>
      <text:p text:style-name="P38">Díky své mrštnosti a reflexům dokážeš čas od času zaútočit dvakrát v jednom kole. <text:span text:style-name="T79">V boji si počítáš bonus +1 k hodu na iniciativu.<text:line-break/><text:tab/></text:span><text:span text:style-name="T10">Hbitost</text:span><text:span text:style-name="T79"> se automaticky zlepšuje každou druhou úroveň:</text:span></text:p>
      <text:p text:style-name="P146">3. úroveň:<text:tab/>+1<text:line-break/>5. úroveň:<text:tab/>+2<text:line-break/>7. úroveň:<text:tab/>+3<text:line-break/>9. úroveň:<text:tab/>+4</text:p>
      <text:h text:style-name="Heading_20_2" text:outline-level="2"><text:soft-page-break/>Alchymista</text:h>
      <text:p text:style-name="Text_20_body">A<text:span text:style-name="T90">čkoliv samozřejmě existují i alchymisté, kteří za celý svůj život nevystrčí nos ze štiplavým dýmem zaplněné laboratoře plné bublajících baněk a křivulí, ti, o kterých se píší příběhy, se nebojí vyjít na denní světlo a používat své znalosti v praxi.</text:span></text:p>
      <text:h text:style-name="Heading_20_4" text:outline-level="4">Achymistická práce s magenergií</text:h>
      <text:p text:style-name="P43">Alchymista pracuje s magenergií jinak než kouzelníci a hrani<text:span text:style-name="T92">č</text:span>áři. Na rozdíl od nich ji neváže přímo na svou mysl, ale zvláštním postupem ji extrahuje z předmětů, ve kterých je přirozeně vázána.<text:line-break/><text:tab/>Díky tomu teoreticky nemá omezené množství dostupné magenergie, prakticky ale existuje určité limitní množství extrahované magenergie, se kterým může najednou pracovat.</text:p>
      <text:h text:style-name="Heading_20_5" text:outline-level="5">Extrakce magenergie</text:h>
      <text:p text:style-name="P43">Extrakce magenergie je náročný proces, trvá zhruba půl hodiny a je k němu potřeba přenosná alchymistická souprava (vejde se do malé brašny).<text:line-break/><text:tab/><text:span text:style-name="T92">Kromě magenergie stojí výroba předmětů ještě různé suroviny. Některé běžné, například vodu, víno nebo hlínu, jiné dražší – třeba zlatý prsten na výrobu kouzelného zlatého prstenu.</text:span></text:p>
      <text:h text:style-name="Heading_20_4" text:outline-level="4">„<text:span text:style-name="T91">Dočasné</text:span>“ <text:span text:style-name="T91">předměty</text:span></text:h>
      <text:p text:style-name="P47">Magie předmětů, které vyrobíš přímo ze surové magenergie (tedy ve všech uvedených v Pravidlech pro začátečníky), vydrží jen zhruba půl hodiny. Pokud nejsou do té doby použity, své kouzelné vlastnosti ztratí.</text:p>
      <text:h text:style-name="P118" text:outline-level="5"><text:soft-page-break/>1. úroveň</text:h>
      <text:h text:style-name="P111" text:outline-level="6">Alchymistická studia a základní bojový výcvik</text:h>
      <text:list xml:id="list210130644150933" text:continue-numbering="true" text:style-name="L6">
        <text:list-item>
          <text:p text:style-name="P139">+2 k ÚČ <text:span text:style-name="T81">při boji</text:span>, <text:span text:style-name="T81">s lehkými zbraněmi pro boj zblízka, s lehkými vrhacími a se všemi střelnými zbraněmi</text:span></text:p>
        </text:list-item>
        <text:list-item>
          <text:p text:style-name="P147">+2 k OČ při v lehké zboji nebo beze zbroje</text:p>
        </text:list-item>
        <text:list-item>
          <text:p text:style-name="P148">+2 k hodům na odolávání jedům</text:p>
        </text:list-item>
      </text:list>
      <text:h text:style-name="P112" text:outline-level="6">Vidění magenergie</text:h>
      <text:p text:style-name="P41">Po kratším zkoumání dokážeš rozpoznat, zda je v předmětu přítomna magenergie a kolik jí tam zhruba je. Nedokážeš takto detekovat magenergii vázanou v mysli živých tvorů (například kouzelnickou a hraničářskou).</text:p>
      <text:h text:style-name="P112" text:outline-level="6">Lektvar rudého kříže</text:h>
      <text:p text:style-name="P42">Cena: 5 magů<text:line-break/><text:span text:style-name="T93">Suroviny: flakón vína</text:span></text:p>
      <text:p text:style-name="P44">Vyléčí zranění za 3-8 životů, nebo odstraní ochromení, oslepení, mdloby, a podobně. V tom případě již neléčí.</text:p>
      <text:h text:style-name="P121" text:outline-level="5">2. úroveň</text:h>
      <text:h text:style-name="P113" text:outline-level="6">Ohnivá hlína</text:h>
      <text:p text:style-name="P45">Cena: 1 mag<text:line-break/><text:span text:style-name="T93">Suroviny: hrst hlíny</text:span></text:p>
      <text:p text:style-name="P47">Ohnivá hlína účinkuje jako vrhací zbraň 8/0. Zasáhne všechny cíle do vzdálenosti dvou sáhů od místa dopadu.</text:p>
      <text:h text:style-name="P122" text:outline-level="5"><text:soft-page-break/>3. úroveň</text:h>
      <text:h text:style-name="P114" text:outline-level="6">Antigravitační cloumák</text:h>
      <text:p text:style-name="P46"><text:span text:style-name="T94">Cena: 2 magy<text:line-break/>Suroviny</text:span><text:span text:style-name="T5">: </text:span><text:span text:style-name="T6">flakón</text:span><text:span text:style-name="T5"> medovin</text:span><text:span text:style-name="T6">y<text:line-break/></text:span><text:span text:style-name="T7">Trvání: 10 minut</text:span></text:p>
      <text:p text:style-name="P15"><text:span text:style-name="T6">Antigravitační cloumák je kapalina připomínající hustou sójovou omáčku, má příjemnou lehce kořenitou chuť a vůni.<text:line-break/><text:tab/>Ten, kdo jej vypije, se po dobu trvání může volně vznášet, asi jako ve stavu beztíže. Nemůže volně „létat“, ale může např. slézat zeď bez obavy z pádu. Může při tom nést nejvýše takový náklad, jaký dokáže zvednout.<text:line-break/><text:tab/>Měj na paměti, že i když postava zdánlivě nic neváží, tak si přesto zachovává svou hmotnost a setrvačnost, takže si s ní například není možné pohazovat jako s balónkem. Pokud odněkud spadne, </text:span><text:span text:style-name="T95">nebo když vyprší působení lektvaru,</text:span><text:span text:style-name="T6"> snáší se pomalu k zemi.</text:span></text:p>
      <text:h text:style-name="Heading_20_2" text:outline-level="2">Kouzelník</text:h>
      <text:h text:style-name="Heading_20_1" text:outline-level="1"><text:bookmark-start text:name="__RefHeading__32105_1328805156"/>Boj<text:bookmark-end text:name="__RefHeading__32105_1328805156"/></text:h>
      <text:p text:style-name="P27">Válečnický bojový výcvik</text:p>
      <text:p text:style-name="P21">Jsi trénovaný v boji <text:span text:style-name="T52">ve všech druzích zbrojí</text:span> se všemi druhy zbraní, <text:span text:style-name="T50">včetně střelných a vrhacích,</text:span> v boji se štítem <text:span text:style-name="T50">a</text:span> v boji beze zbraně.<text:span text:style-name="T51"><text:line-break/><text:tab/></text:span>Ke všem hodům na útok a na obranu si přičítáš sv<text:span text:style-name="T50">ůj Bonus za povolání.</text:span></text:p>
      <text:p text:style-name="P28">Hranič<text:span text:style-name="T50">á</text:span>řský <text:span text:style-name="T50">bojový výcvik</text:span></text:p>
      <text:p text:style-name="P22"><text:soft-page-break/>Jsi trénovaný v boji v lehké nebo střední zbroji s lehkými a středními zbraněmi pro boj zblízka, všemi druhy střelných a vrhacích zbraní, v boji se štítem a v boji beze zbraně.<text:line-break/><text:tab/>Pokud bojuješ <text:s/>v lehké nebo střední zbroji, případně beze zbroje, jednou z těchto zbraní, případně beze zbraně, tak si k hodům na útok a na obranu přičítáš svůj Bonus za <text:span text:style-name="T72">povolání</text:span>.</text:p>
      <text:p text:style-name="P29"><text:span text:style-name="T52">Zlodějský</text:span> <text:span text:style-name="T50">bojový výcvik</text:span></text:p>
      <text:p text:style-name="P23">Jsi trénovaný v boji v lehké zbroji s lehkými a středními zbraněmi pro boj zblízka, lehkými vrhacími zbraněmi, krátkým lukem, všemi druhy kuší a v boji beze zbraně.<text:line-break/><text:tab/>Pokud bojuješ <text:s/>v lehké nebo střední zbroji, případně beze zbroje, jednou z těchto zbraní, případně beze zbraně, tak si k hodům na útok a na obranu přičítáš svůj Bonus za <text:span text:style-name="T72">povolání</text:span>.</text:p>
      <text:p text:style-name="P25">Alchymista – základní bojový a střelecký výcvik<text:line-break/>– <text:span text:style-name="T60">lehké zbraně, lehká zbroj, střelba (asi z čehokoliv), vrhací zbraně (protože chce házet hlínu a tak).</text:span></text:p>
      <text:p text:style-name="P26">Kouzelník:<text:line-break/>– obrana lehkými zbraněmi, pouze beze zbroje<text:line-break/><text:span text:style-name="T61">(A nebo možná jen přes Výcvik)</text:span></text:p>
      <text:h text:style-name="Heading_20_3" text:outline-level="3">Útočné a obranné číslo</text:h>
      <text:p text:style-name="P30">ÚČ = Vlastnost + <text:span text:style-name="T66">(</text:span>Útok zbraně<text:span text:style-name="T66">)</text:span> + <text:span text:style-name="T66">(</text:span>Bonus za povolání*<text:span text:style-name="T66">)</text:span></text:p>
      <text:list xml:id="list6238820675478608221" text:style-name="L9">
        <text:list-item>
          <text:p text:style-name="P149"><text:span text:style-name="T62">Při boji s lehkou</text:span> zbraní <text:span text:style-name="T64">pro boj zblízka</text:span> se do <text:span text:style-name="T49">ÚČ</text:span> počítá <text:span text:style-name="T49">O</text:span>bratnost, <text:span text:style-name="T63">s těžkou zbraní</text:span> <text:span text:style-name="T49">S</text:span>íla, <text:span text:style-name="T63">se střední zbraní</text:span> si můžeš vybrat <text:span text:style-name="T63">Sílu nebo Obratnost</text:span>.</text:p>
        </text:list-item>
        <text:list-item>
          <text:p text:style-name="P150"><text:span text:style-name="T48">Při útoku střelnou zbraní</text:span> <text:span text:style-name="T48">se</text:span> vždy <text:span text:style-name="T48">počítá</text:span> <text:span text:style-name="T48">O</text:span>bratnost, <text:span text:style-name="T48">s </text:span>lehk<text:span text:style-name="T48">ou</text:span> vrhací <text:span text:style-name="T48">zbraní</text:span> <text:span text:style-name="T48">O</text:span>bratnost, <text:span text:style-name="T48">s</text:span> těžk<text:span text:style-name="T48">ou</text:span> vrhací <text:span text:style-name="T48">S</text:span>íla.</text:p>
        </text:list-item>
      </text:list>
      <text:p text:style-name="P31">OČ = Obr + <text:span text:style-name="T66">(kvalita zbroje)</text:span> <text:span text:style-name="T65">+ (obrana štítu) + (Bonus za povolání*)</text:span></text:p>
      <text:list xml:id="list210130022171250" text:continue-numbering="true" text:style-name="L9">
        <text:list-item>
          <text:p text:style-name="P151"><text:soft-page-break/>Do obrany se vždy p<text:span text:style-name="T85">o</text:span>čítá Obratnost.</text:p>
        </text:list-item>
      </text:list>
      <text:p text:style-name="P30">* <text:span text:style-name="T66">Bonus za povolání si přičítáš pouze p</text:span>okud máš výzbroj, na kterou se vztahuje výcvik tvého povolání.</text:p>
      <text:h text:style-name="Heading_20_3" text:outline-level="3">Hod na útok a na obranu</text:h>
      <text:list xml:id="list2435820890666740443" text:style-name="L10">
        <text:list-item>
          <text:p text:style-name="P152">ÚČ + 1k6 proti OČ + 1k6</text:p>
        </text:list-item>
        <text:list-item>
          <text:p text:style-name="P153">Zranění je Útok – Obrana + Zranění zbraně</text:p>
        </text:list-item>
      </text:list>
      <text:p text:style-name="P9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column table:style-name="Table29.E"/>
        <table:table-column table:style-name="Table29.F"/>
        <table:table-column table:style-name="Table29.G"/>
        <table:table-row table:style-name="Table29.1">
          <table:table-cell table:style-name="Table29.A1" table:number-columns-spanned="7" office:value-type="string">
            <text:h text:style-name="P103" text:outline-level="4"><text:bookmark text:name="5511"/>Tabulka zbraní pro boj zblízka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9.2">
          <table:table-cell table:style-name="Table29.A2" table:number-columns-spanned="7" office:value-type="string">
            <text:p text:style-name="P87"><text:span text:style-name="T21">Jednoruční </text:span><text:span text:style-name="T23">a j</text:span><text:span text:style-name="T21">edenapůlruční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9.3">
          <table:table-cell table:style-name="Table29.A3" office:value-type="string">
            <text:p text:style-name="P52">Zbraň</text:p>
          </table:table-cell>
          <table:table-cell table:style-name="Table29.A3" office:value-type="string">
            <text:p text:style-name="P52">Útok</text:p>
          </table:table-cell>
          <table:table-cell table:style-name="Table29.A3" office:value-type="string">
            <text:p text:style-name="P52"/>
          </table:table-cell>
          <table:table-cell table:style-name="Table29.A3" office:value-type="string">
            <text:p text:style-name="P52">Zranění</text:p>
          </table:table-cell>
          <table:table-cell table:style-name="Table29.A3" office:value-type="string">
            <text:p text:style-name="P52"/>
          </table:table-cell>
          <table:table-cell table:style-name="Table29.A3" office:value-type="string">
            <text:p text:style-name="P52"/>
          </table:table-cell>
          <table:table-cell table:style-name="Table29.A3" office:value-type="string">
            <text:p text:style-name="P52"/>
          </table:table-cell>
        </table:table-row>
        <table:table-row table:style-name="Table29.4">
          <table:table-cell table:style-name="Table29.A4" table:number-columns-spanned="7" office:value-type="string">
            <text:p text:style-name="P60">Lehké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9.5">
          <table:table-cell table:style-name="Table29.A5" office:value-type="string">
            <text:p text:style-name="P51">Žádná</text:p>
          </table:table-cell>
          <table:table-cell table:style-name="Table29.A5" office:value-type="string">
            <text:p text:style-name="P84">0</text:p>
          </table:table-cell>
          <table:table-cell table:style-name="Table29.A5" office:value-type="string">
            <text:p text:style-name="P53"/>
          </table:table-cell>
          <table:table-cell table:style-name="Table29.A5" office:value-type="string">
            <text:p text:style-name="P85">0</text:p>
          </table:table-cell>
          <table:table-cell table:style-name="Table29.A5" office:value-type="string">
            <text:p text:style-name="P52"/>
          </table:table-cell>
          <table:table-cell table:style-name="Table29.A5" office:value-type="string">
            <text:p text:style-name="P52"/>
          </table:table-cell>
          <table:table-cell table:style-name="Table29.A5" office:value-type="string">
            <text:p text:style-name="P52"/>
          </table:table-cell>
        </table:table-row>
        <table:table-row table:style-name="Table29.6">
          <table:table-cell table:style-name="Table29.A5" office:value-type="string">
            <text:p text:style-name="P88"><text:span text:style-name="T24">L</text:span><text:span text:style-name="T22">ovecký nůž</text:span></text:p>
          </table:table-cell>
          <table:table-cell table:style-name="Table29.A5" office:value-type="string">
            <text:p text:style-name="P84">1</text:p>
          </table:table-cell>
          <table:table-cell table:style-name="Table29.A5" office:value-type="string">
            <text:p text:style-name="P53"/>
          </table:table-cell>
          <table:table-cell table:style-name="Table29.A5" office:value-type="string">
            <text:p text:style-name="P78">0</text:p>
          </table:table-cell>
          <table:table-cell table:style-name="Table29.A5" office:value-type="string">
            <text:p text:style-name="P52"/>
          </table:table-cell>
          <table:table-cell table:style-name="Table29.A5" office:value-type="string">
            <text:p text:style-name="P52"/>
          </table:table-cell>
          <table:table-cell table:style-name="Table29.A5" office:value-type="string">
            <text:p text:style-name="P58"/>
          </table:table-cell>
        </table:table-row>
        <table:table-row table:style-name="Table29.7">
          <table:table-cell table:style-name="Table29.A5" office:value-type="string">
            <text:p text:style-name="P59">Dýka</text:p>
          </table:table-cell>
          <table:table-cell table:style-name="Table29.A5" office:value-type="string">
            <text:p text:style-name="P74">2</text:p>
          </table:table-cell>
          <table:table-cell table:style-name="Table29.A5" office:value-type="string">
            <text:p text:style-name="P53"/>
          </table:table-cell>
          <table:table-cell table:style-name="Table29.A5" office:value-type="string">
            <text:p text:style-name="P89">0</text:p>
          </table:table-cell>
          <table:table-cell table:style-name="Table29.A5" office:value-type="string">
            <text:p text:style-name="P58"/>
          </table:table-cell>
          <table:table-cell table:style-name="Table29.A5" office:value-type="string">
            <text:p text:style-name="P58"/>
          </table:table-cell>
          <table:table-cell table:style-name="Table29.A5" office:value-type="string">
            <text:p text:style-name="P58"/>
          </table:table-cell>
        </table:table-row>
        <table:table-row table:style-name="Table29.8">
          <table:table-cell table:style-name="Table29.A5" office:value-type="string">
            <text:p text:style-name="P88"><text:span text:style-name="T22">Dlouhá dýka, </text:span><text:span text:style-name="T24">tesák, </text:span><text:span text:style-name="T25">krátký meč</text:span></text:p>
          </table:table-cell>
          <table:table-cell table:style-name="Table29.A5" office:value-type="string">
            <text:p text:style-name="P76">2</text:p>
          </table:table-cell>
          <table:table-cell table:style-name="Table29.A5" office:value-type="string">
            <text:p text:style-name="P74"/>
          </table:table-cell>
          <table:table-cell table:style-name="Table29.A5" office:value-type="string">
            <text:p text:style-name="P83">1</text:p>
          </table:table-cell>
          <table:table-cell table:style-name="Table29.A5" office:value-type="string">
            <text:p text:style-name="P52"/>
          </table:table-cell>
          <table:table-cell table:style-name="Table29.A5" office:value-type="string">
            <text:p text:style-name="P52"/>
          </table:table-cell>
          <table:table-cell table:style-name="Table29.A5" office:value-type="string">
            <text:p text:style-name="P52"/>
          </table:table-cell>
        </table:table-row>
        <table:table-row table:style-name="Table29.9">
          <table:table-cell table:style-name="Table29.A5" office:value-type="string">
            <text:p text:style-name="P51">Obušek</text:p>
          </table:table-cell>
          <table:table-cell table:style-name="Table29.A5" office:value-type="string">
            <text:p text:style-name="P74"/>
          </table:table-cell>
          <table:table-cell table:style-name="Table29.A5" office:value-type="string">
            <text:p text:style-name="P74"/>
          </table:table-cell>
          <table:table-cell table:style-name="Table29.A5" office:value-type="string">
            <text:p text:style-name="P78"/>
          </table:table-cell>
          <table:table-cell table:style-name="Table29.A5" office:value-type="string">
            <text:p text:style-name="P52"/>
          </table:table-cell>
          <table:table-cell table:style-name="Table29.A5" office:value-type="string">
            <text:p text:style-name="P52"/>
          </table:table-cell>
          <table:table-cell table:style-name="Table29.A5" office:value-type="string">
            <text:p text:style-name="P58"/>
          </table:table-cell>
        </table:table-row>
        <table:table-row table:style-name="Table29.10">
          <table:table-cell table:style-name="Table29.A5" office:value-type="string">
            <text:p text:style-name="P51">Bič</text:p>
          </table:table-cell>
          <table:table-cell table:style-name="Table29.A5" office:value-type="string">
            <text:p text:style-name="P84"/>
          </table:table-cell>
          <table:table-cell table:style-name="Table29.A5" office:value-type="string">
            <text:p text:style-name="P74"/>
          </table:table-cell>
          <table:table-cell table:style-name="Table29.A5" office:value-type="string">
            <text:p text:style-name="P85"/>
          </table:table-cell>
          <table:table-cell table:style-name="Table29.A5" office:value-type="string">
            <text:p text:style-name="P52"/>
          </table:table-cell>
          <table:table-cell table:style-name="Table29.A5" office:value-type="string">
            <text:p text:style-name="P52"/>
          </table:table-cell>
          <table:table-cell table:style-name="Table29.A5" office:value-type="string">
            <text:p text:style-name="P58"/>
          </table:table-cell>
        </table:table-row>
        <table:table-row table:style-name="Table29.11">
          <table:table-cell table:style-name="Table29.A5" office:value-type="string">
            <text:p text:style-name="P51">Srp</text:p>
          </table:table-cell>
          <table:table-cell table:style-name="Table29.A5" office:value-type="string">
            <text:p text:style-name="P74"/>
          </table:table-cell>
          <table:table-cell table:style-name="Table29.A5" office:value-type="string">
            <text:p text:style-name="P74"/>
          </table:table-cell>
          <table:table-cell table:style-name="Table29.A5" office:value-type="string">
            <text:p text:style-name="P85"/>
          </table:table-cell>
          <table:table-cell table:style-name="Table29.A5" office:value-type="string">
            <text:p text:style-name="P52"/>
          </table:table-cell>
          <table:table-cell table:style-name="Table29.A5" office:value-type="string">
            <text:p text:style-name="P52"/>
          </table:table-cell>
          <table:table-cell table:style-name="Table29.A5" office:value-type="string">
            <text:p text:style-name="P58"/>
          </table:table-cell>
        </table:table-row>
        <table:table-row table:style-name="Table29.12">
          <table:table-cell table:style-name="Table29.A5" office:value-type="string">
            <text:p text:style-name="P51"/>
          </table:table-cell>
          <table:table-cell table:style-name="Table29.A5" office:value-type="string">
            <text:p text:style-name="P68"/>
          </table:table-cell>
          <table:table-cell table:style-name="Table29.A5" office:value-type="string">
            <text:p text:style-name="P74"/>
          </table:table-cell>
          <table:table-cell table:style-name="Table29.A5" office:value-type="string">
            <text:p text:style-name="P90"/>
          </table:table-cell>
          <table:table-cell table:style-name="Table29.A5" office:value-type="string">
            <text:p text:style-name="P52"/>
          </table:table-cell>
          <table:table-cell table:style-name="Table29.A5" office:value-type="string">
            <text:p text:style-name="P52"/>
          </table:table-cell>
          <table:table-cell table:style-name="Table29.A5" office:value-type="string">
            <text:p text:style-name="P58"/>
          </table:table-cell>
        </table:table-row>
        <table:table-row table:style-name="Table29.13">
          <table:table-cell table:style-name="Table29.A5" table:number-columns-spanned="7" office:value-type="string">
            <text:p text:style-name="P93">Střední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9.14">
          <table:table-cell table:style-name="Table29.A5" office:value-type="string">
            <text:p text:style-name="P61">Jednoruční meč, šavle</text:p>
          </table:table-cell>
          <table:table-cell table:style-name="Table29.A5" office:value-type="string">
            <text:p text:style-name="P70">3</text:p>
          </table:table-cell>
          <table:table-cell table:style-name="Table29.A5" office:value-type="string">
            <text:p text:style-name="P74"/>
          </table:table-cell>
          <table:table-cell table:style-name="Table29.A5" office:value-type="string">
            <text:p text:style-name="P83">0</text:p>
          </table:table-cell>
          <table:table-cell table:style-name="Table29.A5" office:value-type="string">
            <text:p text:style-name="P52"/>
          </table:table-cell>
          <table:table-cell table:style-name="Table29.A5" office:value-type="string">
            <text:p text:style-name="P52"/>
          </table:table-cell>
          <table:table-cell table:style-name="Table29.A5" office:value-type="string">
            <text:p text:style-name="P52"/>
          </table:table-cell>
        </table:table-row>
        <table:table-row table:style-name="Table29.15">
          <table:table-cell table:style-name="Table29.A5" table:number-columns-spanned="7" office:value-type="string">
            <text:p text:style-name="P91">Těžké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9.16">
          <table:table-cell table:style-name="Table29.A5" office:value-type="string">
            <text:p text:style-name="P51">Palcát</text:p>
          </table:table-cell>
          <table:table-cell table:style-name="Table29.A5" office:value-type="string">
            <text:p text:style-name="P71">3</text:p>
          </table:table-cell>
          <table:table-cell table:style-name="Table29.A5" office:value-type="string">
            <text:p text:style-name="P74"/>
          </table:table-cell>
          <table:table-cell table:style-name="Table29.A5" office:value-type="string">
            <text:p text:style-name="P80">+<text:span text:style-name="T69">2</text:span></text:p>
          </table:table-cell>
          <table:table-cell table:style-name="Table29.A5" office:value-type="string">
            <text:p text:style-name="P52"/>
          </table:table-cell>
          <table:table-cell table:style-name="Table29.A5" office:value-type="string">
            <text:p text:style-name="P52"/>
          </table:table-cell>
          <table:table-cell table:style-name="Table29.A5" office:value-type="string">
            <text:p text:style-name="P58"/>
          </table:table-cell>
        </table:table-row>
        <table:table-row table:style-name="Table29.17">
          <table:table-cell table:style-name="Table29.A5" office:value-type="string">
            <text:p text:style-name="P51">Sekera</text:p>
          </table:table-cell>
          <table:table-cell table:style-name="Table29.A5" office:value-type="string">
            <text:p text:style-name="P71">3</text:p>
          </table:table-cell>
          <table:table-cell table:style-name="Table29.A5" office:value-type="string">
            <text:p text:style-name="P84"/>
          </table:table-cell>
          <table:table-cell table:style-name="Table29.A5" office:value-type="string">
            <text:p text:style-name="P80">+<text:span text:style-name="T69">2</text:span></text:p>
          </table:table-cell>
          <table:table-cell table:style-name="Table29.A5" office:value-type="string">
            <text:p text:style-name="P52"/>
          </table:table-cell>
          <table:table-cell table:style-name="Table29.A5" office:value-type="string">
            <text:p text:style-name="P52"/>
          </table:table-cell>
          <table:table-cell table:style-name="Table29.A5" office:value-type="string">
            <text:p text:style-name="P52"/>
          </table:table-cell>
        </table:table-row>
        <table:table-row table:style-name="Table29.18">
          <table:table-cell table:style-name="Table29.A5" office:value-type="string">
            <text:p text:style-name="P51">Kyj</text:p>
          </table:table-cell>
          <table:table-cell table:style-name="Table29.A5" office:value-type="string">
            <text:p text:style-name="P71">3</text:p>
          </table:table-cell>
          <table:table-cell table:style-name="Table29.A5" office:value-type="string">
            <text:p text:style-name="P84"/>
          </table:table-cell>
          <table:table-cell table:style-name="Table29.A5" office:value-type="string">
            <text:p text:style-name="P79">+<text:span text:style-name="T69">2</text:span></text:p>
          </table:table-cell>
          <table:table-cell table:style-name="Table29.A5" office:value-type="string">
            <text:p text:style-name="P52"/>
          </table:table-cell>
          <table:table-cell table:style-name="Table29.A5" office:value-type="string">
            <text:p text:style-name="P52"/>
          </table:table-cell>
          <table:table-cell table:style-name="Table29.A5" office:value-type="string">
            <text:p text:style-name="P58"/>
          </table:table-cell>
        </table:table-row>
        <table:table-row table:style-name="Table29.19">
          <table:table-cell table:style-name="Table29.A5" office:value-type="string">
            <text:p text:style-name="P51">Kladivo</text:p>
          </table:table-cell>
          <table:table-cell table:style-name="Table29.A5" office:value-type="string">
            <text:p text:style-name="P71">3</text:p>
          </table:table-cell>
          <table:table-cell table:style-name="Table29.A5" office:value-type="string">
            <text:p text:style-name="P84"/>
          </table:table-cell>
          <table:table-cell table:style-name="Table29.A5" office:value-type="string">
            <text:p text:style-name="P79">+<text:span text:style-name="T69">2</text:span></text:p>
          </table:table-cell>
          <table:table-cell table:style-name="Table29.A5" office:value-type="string">
            <text:p text:style-name="P52"/>
          </table:table-cell>
          <table:table-cell table:style-name="Table29.A5" office:value-type="string">
            <text:p text:style-name="P52"/>
          </table:table-cell>
          <table:table-cell table:style-name="Table29.A5" office:value-type="string">
            <text:p text:style-name="P52"/>
          </table:table-cell>
        </table:table-row>
        <table:table-row table:style-name="Table29.20">
          <table:table-cell table:style-name="Table29.A5" office:value-type="string">
            <text:p text:style-name="P51">Řemdih</text:p>
          </table:table-cell>
          <table:table-cell table:style-name="Table29.A5" office:value-type="string">
            <text:p text:style-name="P71">4</text:p>
          </table:table-cell>
          <table:table-cell table:style-name="Table29.A5" office:value-type="string">
            <text:p text:style-name="P84"/>
          </table:table-cell>
          <table:table-cell table:style-name="Table29.A5" office:value-type="string">
            <text:p text:style-name="P83">0</text:p>
          </table:table-cell>
          <table:table-cell table:style-name="Table29.A5" office:value-type="string">
            <text:p text:style-name="P52"/>
          </table:table-cell>
          <table:table-cell table:style-name="Table29.A5" office:value-type="string">
            <text:p text:style-name="P52"/>
          </table:table-cell>
          <table:table-cell table:style-name="Table29.A5" office:value-type="string">
            <text:p text:style-name="P58"/>
          </table:table-cell>
        </table:table-row>
        <table:table-row table:style-name="Table29.21">
          <table:table-cell table:style-name="Table29.A5" office:value-type="string">
            <text:p text:style-name="P59"><text:span text:style-name="T67">Dlouhý meč</text:span>, bastard</text:p>
          </table:table-cell>
          <table:table-cell table:style-name="Table29.A5" office:value-type="string">
            <text:p text:style-name="P71">4</text:p>
          </table:table-cell>
          <table:table-cell table:style-name="Table29.A5" office:value-type="string">
            <text:p text:style-name="P74"/>
          </table:table-cell>
          <table:table-cell table:style-name="Table29.A5" office:value-type="string">
            <text:p text:style-name="P79"><text:span text:style-name="T69">+0</text:span>/<text:span text:style-name="T68">+1</text:span></text:p>
          </table:table-cell>
          <table:table-cell table:style-name="Table29.A5" office:value-type="string">
            <text:p text:style-name="P52"/>
          </table:table-cell>
          <table:table-cell table:style-name="Table29.A5" office:value-type="string">
            <text:p text:style-name="P52"/>
          </table:table-cell>
          <table:table-cell table:style-name="Table29.A5" office:value-type="string">
            <text:p text:style-name="P52"/>
          </table:table-cell>
        </table:table-row>
        <table:table-row table:style-name="Table29.1">
          <table:table-cell table:style-name="Table29.A22" table:number-columns-spanned="7" office:value-type="string">
            <text:p text:style-name="P54">Obouruční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9.1">
          <table:table-cell table:style-name="Table29.A23" table:number-columns-spanned="7" office:value-type="string">
            <text:p text:style-name="P81">Lehké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9.24">
          <table:table-cell table:style-name="Table29.A24" office:value-type="string">
            <text:p text:style-name="P51">Dřevěná hůl</text:p>
          </table:table-cell>
          <table:table-cell table:style-name="Table29.A24" office:value-type="string">
            <text:p text:style-name="P69">3</text:p>
          </table:table-cell>
          <table:table-cell table:style-name="Table29.A24" office:value-type="string">
            <text:p text:style-name="P74"/>
          </table:table-cell>
          <table:table-cell table:style-name="Table29.A24" office:value-type="string">
            <text:p text:style-name="P65">0</text:p>
          </table:table-cell>
          <table:table-cell table:style-name="Table29.A24" office:value-type="string">
            <text:p text:style-name="P52"/>
          </table:table-cell>
          <table:table-cell table:style-name="Table29.A24" office:value-type="string">
            <text:p text:style-name="P52"/>
          </table:table-cell>
          <table:table-cell table:style-name="Table29.A24" office:value-type="string">
            <text:p text:style-name="P52"/>
          </table:table-cell>
        </table:table-row>
        <table:table-row table:style-name="Table29.25">
          <table:table-cell table:style-name="Table29.A5" table:number-columns-spanned="7" office:value-type="string">
            <text:p text:style-name="P62">Střední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29.26">
          <table:table-cell table:style-name="Table29.A5" office:value-type="string">
            <text:p text:style-name="P51">Okovaná bojová hůl</text:p>
          </table:table-cell>
          <table:table-cell table:style-name="Table29.A5" office:value-type="string">
            <text:p text:style-name="P71">4</text:p>
          </table:table-cell>
          <table:table-cell table:style-name="Table29.A5" office:value-type="string">
            <text:p text:style-name="P74"/>
          </table:table-cell>
          <table:table-cell table:style-name="Table29.A5" office:value-type="string">
            <text:p text:style-name="P65">0</text:p>
          </table:table-cell>
          <table:table-cell table:style-name="Table29.A5" office:value-type="string">
            <text:p text:style-name="P52"/>
          </table:table-cell>
          <table:table-cell table:style-name="Table29.A5" office:value-type="string">
            <text:p text:style-name="P52"/>
          </table:table-cell>
          <table:table-cell table:style-name="Table29.A5" office:value-type="string">
            <text:p text:style-name="P52"/>
          </table:table-cell>
        </table:table-row>
        <table:table-row table:style-name="Table29.27">
          <table:table-cell table:style-name="Table29.A5" office:value-type="string">
            <text:p text:style-name="P51">Vidle</text:p>
          </table:table-cell>
          <table:table-cell table:style-name="Table29.A5" office:value-type="string">
            <text:p text:style-name="P71">3</text:p>
          </table:table-cell>
          <table:table-cell table:style-name="Table29.A5" office:value-type="string">
            <text:p text:style-name="P74"/>
          </table:table-cell>
          <table:table-cell table:style-name="Table29.A5" office:value-type="string">
            <text:p text:style-name="P63">+<text:span text:style-name="T69">1</text:span></text:p>
          </table:table-cell>
          <table:table-cell table:style-name="Table29.A5" office:value-type="string">
            <text:p text:style-name="P52"/>
          </table:table-cell>
          <table:table-cell table:style-name="Table29.A5" office:value-type="string">
            <text:p text:style-name="P52"/>
          </table:table-cell>
          <table:table-cell table:style-name="Table29.A5" office:value-type="string">
            <text:p text:style-name="P58"/>
          </table:table-cell>
        </table:table-row>
        <table:table-row table:style-name="Table29.28">
          <table:table-cell table:style-name="Table29.A5" office:value-type="string">
            <text:p text:style-name="P51">Trojzubec</text:p>
          </table:table-cell>
          <table:table-cell table:style-name="Table29.A5" office:value-type="string">
            <text:p text:style-name="P71">3</text:p>
          </table:table-cell>
          <table:table-cell table:style-name="Table29.A5" office:value-type="string">
            <text:p text:style-name="P74"/>
          </table:table-cell>
          <table:table-cell table:style-name="Table29.A5" office:value-type="string">
            <text:p text:style-name="P63">+<text:span text:style-name="T69">2</text:span></text:p>
          </table:table-cell>
          <table:table-cell table:style-name="Table29.A5" office:value-type="string">
            <text:p text:style-name="P52"/>
          </table:table-cell>
          <table:table-cell table:style-name="Table29.A5" office:value-type="string">
            <text:p text:style-name="P52"/>
          </table:table-cell>
          <table:table-cell table:style-name="Table29.A5" office:value-type="string">
            <text:p text:style-name="P52"/>
          </table:table-cell>
        </table:table-row>
        <table:table-row table:style-name="Table29.29">
          <table:table-cell table:style-name="Table29.A5" office:value-type="string">
            <text:p text:style-name="P51">Cep</text:p>
          </table:table-cell>
          <table:table-cell table:style-name="Table29.A5" office:value-type="string">
            <text:p text:style-name="P71">3</text:p>
          </table:table-cell>
          <table:table-cell table:style-name="Table29.A5" office:value-type="string">
            <text:p text:style-name="P74"/>
          </table:table-cell>
          <table:table-cell table:style-name="Table29.A5" office:value-type="string">
            <text:p text:style-name="P63">+<text:span text:style-name="T69">2</text:span></text:p>
          </table:table-cell>
          <table:table-cell table:style-name="Table29.A5" office:value-type="string">
            <text:p text:style-name="P52"/>
          </table:table-cell>
          <table:table-cell table:style-name="Table29.A5" office:value-type="string">
            <text:p text:style-name="P52"/>
          </table:table-cell>
          <table:table-cell table:style-name="Table29.A5" office:value-type="string">
            <text:p text:style-name="P58"/>
          </table:table-cell>
        </table:table-row>
        <table:table-row table:style-name="Table29.30">
          <table:table-cell table:style-name="Table29.A5" office:value-type="string">
            <text:p text:style-name="P51">Kopí</text:p>
          </table:table-cell>
          <table:table-cell table:style-name="Table29.A5" office:value-type="string">
            <text:p text:style-name="P71">4</text:p>
          </table:table-cell>
          <table:table-cell table:style-name="Table29.A5" office:value-type="string">
            <text:p text:style-name="P74"/>
          </table:table-cell>
          <table:table-cell table:style-name="Table29.A5" office:value-type="string">
            <text:p text:style-name="P65">0</text:p>
          </table:table-cell>
          <table:table-cell table:style-name="Table29.A5" office:value-type="string">
            <text:p text:style-name="P52"/>
          </table:table-cell>
          <table:table-cell table:style-name="Table29.A5" office:value-type="string">
            <text:p text:style-name="P58"/>
          </table:table-cell>
          <table:table-cell table:style-name="Table29.A5" office:value-type="string">
            <text:p text:style-name="P58"/>
          </table:table-cell>
        </table:table-row>
        <table:table-row table:style-name="Table29.31">
          <table:table-cell table:style-name="Table29.A5" table:number-columns-spanned="7" office:value-type="string">
            <text:p text:style-name="P94">Těžké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9.32">
          <table:table-cell table:style-name="Table29.A5" office:value-type="string">
            <text:p text:style-name="P88"><text:span text:style-name="T26">Sudlice, </text:span><text:span text:style-name="T24">H</text:span><text:span text:style-name="T22">alapartna</text:span></text:p>
          </table:table-cell>
          <table:table-cell table:style-name="Table29.A5" office:value-type="string">
            <text:p text:style-name="P73">5</text:p>
          </table:table-cell>
          <table:table-cell table:style-name="Table29.A5" office:value-type="string">
            <text:p text:style-name="P77"/>
          </table:table-cell>
          <table:table-cell table:style-name="Table29.A5" office:value-type="string">
            <text:p text:style-name="P66">0</text:p>
          </table:table-cell>
          <table:table-cell table:style-name="Table29.A5" office:value-type="string">
            <text:p text:style-name="P52"/>
          </table:table-cell>
          <table:table-cell table:style-name="Table29.A5" office:value-type="string">
            <text:p text:style-name="P86"/>
          </table:table-cell>
          <table:table-cell table:style-name="Table29.A5" office:value-type="string">
            <text:p text:style-name="P58"/>
          </table:table-cell>
        </table:table-row>
        <table:table-row table:style-name="Table29.33">
          <table:table-cell table:style-name="Table29.A5" office:value-type="string">
            <text:p text:style-name="P51">Píka <text:s text:c="2"/></text:p>
          </table:table-cell>
          <table:table-cell table:style-name="Table29.A5" office:value-type="string">
            <text:p text:style-name="P72">4</text:p>
          </table:table-cell>
          <table:table-cell table:style-name="Table29.A5" office:value-type="string">
            <text:p text:style-name="P74"/>
          </table:table-cell>
          <table:table-cell table:style-name="Table29.A5" office:value-type="string">
            <text:p text:style-name="P64">+<text:span text:style-name="T70">2</text:span></text:p>
          </table:table-cell>
          <table:table-cell table:style-name="Table29.A5" office:value-type="string">
            <text:p text:style-name="P52"/>
          </table:table-cell>
          <table:table-cell table:style-name="Table29.A5" office:value-type="string">
            <text:p text:style-name="P86"/>
          </table:table-cell>
          <table:table-cell table:style-name="Table29.A5" office:value-type="string">
            <text:p text:style-name="P58"/>
          </table:table-cell>
        </table:table-row>
        <table:table-row table:style-name="Table29.34">
          <table:table-cell table:style-name="Table29.A5" office:value-type="string">
            <text:p text:style-name="P88"><text:span text:style-name="T22">Obouruč</text:span><text:span text:style-name="T24">ní meč či šavle</text:span></text:p>
          </table:table-cell>
          <table:table-cell table:style-name="Table29.A5" office:value-type="string">
            <text:p text:style-name="P73">5</text:p>
          </table:table-cell>
          <table:table-cell table:style-name="Table29.A5" office:value-type="string">
            <text:p text:style-name="P75"/>
          </table:table-cell>
          <table:table-cell table:style-name="Table29.A5" office:value-type="string">
            <text:p text:style-name="P57">0</text:p>
          </table:table-cell>
          <table:table-cell table:style-name="Table29.A5" office:value-type="string">
            <text:p text:style-name="P52"/>
          </table:table-cell>
          <table:table-cell table:style-name="Table29.A5" office:value-type="string">
            <text:p text:style-name="P52"/>
          </table:table-cell>
          <table:table-cell table:style-name="Table29.A5" office:value-type="string">
            <text:p text:style-name="P52"/>
          </table:table-cell>
        </table:table-row>
        <table:table-row table:style-name="Table29.35">
          <table:table-cell table:style-name="Table29.A5" office:value-type="string">
            <text:p text:style-name="P51">Válečné kladivo</text:p>
          </table:table-cell>
          <table:table-cell table:style-name="Table29.A5" office:value-type="string">
            <text:p text:style-name="P72">4</text:p>
          </table:table-cell>
          <table:table-cell table:style-name="Table29.A5" office:value-type="string">
            <text:p text:style-name="P74"/>
          </table:table-cell>
          <table:table-cell table:style-name="Table29.A5" office:value-type="string">
            <text:p text:style-name="P56">+<text:span text:style-name="T70">2</text:span></text:p>
          </table:table-cell>
          <table:table-cell table:style-name="Table29.A5" office:value-type="string">
            <text:p text:style-name="P52"/>
          </table:table-cell>
          <table:table-cell table:style-name="Table29.A5" office:value-type="string">
            <text:p text:style-name="P52"/>
          </table:table-cell>
          <table:table-cell table:style-name="Table29.A5" office:value-type="string">
            <text:p text:style-name="P52"/>
          </table:table-cell>
        </table:table-row>
        <table:table-row table:style-name="Table29.36">
          <table:table-cell table:style-name="Table29.A5" office:value-type="string">
            <text:p text:style-name="P51">Těžký kyj</text:p>
          </table:table-cell>
          <table:table-cell table:style-name="Table29.A5" office:value-type="string">
            <text:p text:style-name="P72">4</text:p>
          </table:table-cell>
          <table:table-cell table:style-name="Table29.A5" office:value-type="string">
            <text:p text:style-name="P74"/>
          </table:table-cell>
          <table:table-cell table:style-name="Table29.A5" office:value-type="string">
            <text:p text:style-name="P56">+<text:span text:style-name="T71">2</text:span></text:p>
          </table:table-cell>
          <table:table-cell table:style-name="Table29.A5" office:value-type="string">
            <text:p text:style-name="P52"/>
          </table:table-cell>
          <table:table-cell table:style-name="Table29.A5" office:value-type="string">
            <text:p text:style-name="P52"/>
          </table:table-cell>
          <table:table-cell table:style-name="Table29.A5" office:value-type="string">
            <text:p text:style-name="P52"/>
          </table:table-cell>
        </table:table-row>
        <table:table-row table:style-name="Table29.37">
          <table:table-cell table:style-name="Table29.A5" office:value-type="string">
            <text:p text:style-name="P51">Obouruční palice</text:p>
          </table:table-cell>
          <table:table-cell table:style-name="Table29.A5" office:value-type="string">
            <text:p text:style-name="P73">4</text:p>
          </table:table-cell>
          <table:table-cell table:style-name="Table29.A5" office:value-type="string">
            <text:p text:style-name="P74"/>
          </table:table-cell>
          <table:table-cell table:style-name="Table29.A5" office:value-type="string">
            <text:p text:style-name="P82">+<text:span text:style-name="T71">2</text:span></text:p>
          </table:table-cell>
          <table:table-cell table:style-name="Table29.A5" office:value-type="string">
            <text:p text:style-name="P52"/>
          </table:table-cell>
          <table:table-cell table:style-name="Table29.A5" office:value-type="string">
            <text:p text:style-name="P52"/>
          </table:table-cell>
          <table:table-cell table:style-name="Table29.A5" office:value-type="string">
            <text:p text:style-name="P52"/>
          </table:table-cell>
        </table:table-row>
        <table:table-row table:style-name="Table29.38">
          <table:table-cell table:style-name="Table29.A38" office:value-type="string">
            <text:p text:style-name="P51">Válečná sekera</text:p>
          </table:table-cell>
          <table:table-cell table:style-name="Table29.A38" office:value-type="string">
            <text:p text:style-name="P73">4</text:p>
          </table:table-cell>
          <table:table-cell table:style-name="Table29.A38" office:value-type="string">
            <text:p text:style-name="P74"/>
          </table:table-cell>
          <table:table-cell table:style-name="Table29.A38" office:value-type="string">
            <text:p text:style-name="P82">+<text:span text:style-name="T71">2</text:span></text:p>
          </table:table-cell>
          <table:table-cell table:style-name="Table29.A38" office:value-type="string">
            <text:p text:style-name="P52"/>
          </table:table-cell>
          <table:table-cell table:style-name="Table29.A38" office:value-type="string">
            <text:p text:style-name="P52"/>
          </table:table-cell>
          <table:table-cell table:style-name="Table29.A38" office:value-type="string">
            <text:p text:style-name="P52"/>
          </table:table-cell>
        </table:table-row>
      </table:table>
      <text:p text:style-name="P92"/>
      <text:p text:style-name="P92"/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column table:style-name="Table30.E"/>
        <table:table-row table:style-name="Table30.1">
          <table:table-cell table:style-name="Table30.A1" table:number-columns-spanned="5" office:value-type="string">
            <text:h text:style-name="P103" text:outline-level="4"><text:bookmark-start text:name="__RefHeading__3574_17678088431"/>Tabulka střelných a vrhacích zbraní<text:bookmark-end text:name="__RefHeading__3574_17678088431"/></text:h>
          </table:table-cell>
          <table:covered-table-cell/>
          <table:covered-table-cell/>
          <table:covered-table-cell/>
          <table:covered-table-cell/>
        </table:table-row>
        <table:table-row table:style-name="Table30.1">
          <table:table-cell table:style-name="Table30.A2" office:value-type="string">
            <text:p text:style-name="P51">Zbraň</text:p>
          </table:table-cell>
          <table:table-cell table:style-name="Table30.A2" office:value-type="string">
            <text:p text:style-name="P52">Útok</text:p>
          </table:table-cell>
          <table:table-cell table:style-name="Table30.A2" office:value-type="string">
            <text:p text:style-name="P52">Zranění</text:p>
          </table:table-cell>
          <table:table-cell table:style-name="Table30.A2" office:value-type="string">
            <text:p text:style-name="P52">Základní dostřel</text:p>
          </table:table-cell>
          <table:table-cell table:style-name="Table30.A2" office:value-type="string">
            <text:p text:style-name="P52">Cena</text:p>
          </table:table-cell>
        </table:table-row>
        <table:table-row table:style-name="Table30.1">
          <table:table-cell table:style-name="Table30.A3" table:number-columns-spanned="5" office:value-type="string">
            <text:p text:style-name="P55">Střelné</text:p>
          </table:table-cell>
          <table:covered-table-cell/>
          <table:covered-table-cell/>
          <table:covered-table-cell/>
          <table:covered-table-cell/>
        </table:table-row>
        <table:table-row table:style-name="Table30.1">
          <table:table-cell table:style-name="Table30.A4" office:value-type="string">
            <text:p text:style-name="P51">Krátký luk</text:p>
          </table:table-cell>
          <table:table-cell table:style-name="Table30.A4" office:value-type="string">
            <text:p text:style-name="P52">2</text:p>
          </table:table-cell>
          <table:table-cell table:style-name="Table30.A4" office:value-type="string">
            <text:p text:style-name="P58">4</text:p>
          </table:table-cell>
          <table:table-cell table:style-name="Table30.A4" office:value-type="string">
            <text:p text:style-name="P87"><text:span text:style-name="T22">3*Sil + </text:span><text:span text:style-name="T24">14</text:span></text:p>
          </table:table-cell>
          <table:table-cell table:style-name="Table30.A4" office:value-type="string">
            <text:p text:style-name="P52">1 zl</text:p>
          </table:table-cell>
        </table:table-row>
        <table:table-row table:style-name="Table30.1">
          <table:table-cell table:style-name="Table30.A4" office:value-type="string">
            <text:p text:style-name="P51">Dlouhý luk</text:p>
          </table:table-cell>
          <table:table-cell table:style-name="Table30.A4" office:value-type="string">
            <text:p text:style-name="P52">2</text:p>
          </table:table-cell>
          <table:table-cell table:style-name="Table30.A4" office:value-type="string">
            <text:p text:style-name="P58">5</text:p>
          </table:table-cell>
          <table:table-cell table:style-name="Table30.A4" office:value-type="string">
            <text:p text:style-name="P87"><text:span text:style-name="T22">3*Sil + </text:span><text:span text:style-name="T24">21</text:span></text:p>
          </table:table-cell>
          <table:table-cell table:style-name="Table30.A4" office:value-type="string">
            <text:p text:style-name="P52">2 zl</text:p>
          </table:table-cell>
        </table:table-row>
        <table:table-row table:style-name="Table30.1">
          <table:table-cell table:style-name="Table30.A4" office:value-type="string">
            <text:p text:style-name="P51">Lehká kuše</text:p>
          </table:table-cell>
          <table:table-cell table:style-name="Table30.A4" office:value-type="string">
            <text:p text:style-name="P52">2</text:p>
          </table:table-cell>
          <table:table-cell table:style-name="Table30.A4" office:value-type="string">
            <text:p text:style-name="P58">5</text:p>
          </table:table-cell>
          <table:table-cell table:style-name="Table30.A4" office:value-type="string">
            <text:p text:style-name="P52">20</text:p>
          </table:table-cell>
          <table:table-cell table:style-name="Table30.A4" office:value-type="string">
            <text:p text:style-name="P87"><text:span text:style-name="T24">5</text:span><text:span text:style-name="T22"> zl</text:span></text:p>
          </table:table-cell>
        </table:table-row>
        <table:table-row table:style-name="Table30.1">
          <table:table-cell table:style-name="Table30.A4" office:value-type="string">
            <text:p text:style-name="P51">Těžká kuše</text:p>
          </table:table-cell>
          <table:table-cell table:style-name="Table30.A4" office:value-type="string">
            <text:p text:style-name="P58">1</text:p>
          </table:table-cell>
          <table:table-cell table:style-name="Table30.A4" office:value-type="string">
            <text:p text:style-name="P58">8</text:p>
          </table:table-cell>
          <table:table-cell table:style-name="Table30.A4" office:value-type="string">
            <text:p text:style-name="P52">30</text:p>
          </table:table-cell>
          <table:table-cell table:style-name="Table30.A4" office:value-type="string">
            <text:p text:style-name="P87"><text:span text:style-name="T24">10</text:span><text:span text:style-name="T22"> zl</text:span></text:p>
          </table:table-cell>
        </table:table-row>
        <table:table-row table:style-name="Table30.1">
          <table:table-cell table:style-name="Table30.A4" office:value-type="string">
            <text:p text:style-name="P59">Minikuše</text:p>
          </table:table-cell>
          <table:table-cell table:style-name="Table30.A4" office:value-type="string">
            <text:p text:style-name="P58">2</text:p>
          </table:table-cell>
          <table:table-cell table:style-name="Table30.A4" office:value-type="string">
            <text:p text:style-name="P58">4</text:p>
          </table:table-cell>
          <table:table-cell table:style-name="Table30.A4" office:value-type="string">
            <text:p text:style-name="P58">10</text:p>
          </table:table-cell>
          <table:table-cell table:style-name="Table30.A4" office:value-type="string">
            <text:p text:style-name="P87">25 zl</text:p>
          </table:table-cell>
        </table:table-row>
        <table:table-row table:style-name="Table30.1">
          <table:table-cell table:style-name="Table30.A4" office:value-type="string">
            <text:p text:style-name="P88"><text:span text:style-name="T22">Foukačka</text:span><text:span text:style-name="T24">*</text:span></text:p>
          </table:table-cell>
          <table:table-cell table:style-name="Table30.A4" office:value-type="string">
            <text:p text:style-name="P52">1</text:p>
          </table:table-cell>
          <table:table-cell table:style-name="Table30.A4" office:value-type="string">
            <text:p text:style-name="P52">(1)</text:p>
          </table:table-cell>
          <table:table-cell table:style-name="Table30.A4" office:value-type="string">
            <text:p text:style-name="P52">7</text:p>
          </table:table-cell>
          <table:table-cell table:style-name="Table30.A4" office:value-type="string">
            <text:p text:style-name="P52">1 st</text:p>
          </table:table-cell>
        </table:table-row>
        <table:table-row table:style-name="Table30.1">
          <table:table-cell table:style-name="Table30.A4" office:value-type="string">
            <text:p text:style-name="P51">Prak</text:p>
          </table:table-cell>
          <table:table-cell table:style-name="Table30.A4" office:value-type="string">
            <text:p text:style-name="P52">0</text:p>
          </table:table-cell>
          <table:table-cell table:style-name="Table30.A4" office:value-type="string">
            <text:p text:style-name="P58">3</text:p>
          </table:table-cell>
          <table:table-cell table:style-name="Table30.A4" office:value-type="string">
            <text:p text:style-name="P52">10</text:p>
          </table:table-cell>
          <table:table-cell table:style-name="Table30.A4" office:value-type="string">
            <text:p text:style-name="P58">2 dn</text:p>
          </table:table-cell>
        </table:table-row>
        <table:table-row table:style-name="Table30.1">
          <table:table-cell table:style-name="Table30.A4" office:value-type="string">
            <text:p text:style-name="P51">Tyčový prak</text:p>
          </table:table-cell>
          <table:table-cell table:style-name="Table30.A4" office:value-type="string">
            <text:p text:style-name="P52">0</text:p>
          </table:table-cell>
          <table:table-cell table:style-name="Table30.A4" office:value-type="string">
            <text:p text:style-name="P58">4</text:p>
          </table:table-cell>
          <table:table-cell table:style-name="Table30.A4" office:value-type="string">
            <text:p text:style-name="P52">12</text:p>
          </table:table-cell>
          <table:table-cell table:style-name="Table30.A4" office:value-type="string">
            <text:p text:style-name="P58">3 dn</text:p>
          </table:table-cell>
        </table:table-row>
        <table:table-row table:style-name="Table30.1">
          <table:table-cell table:style-name="Table30.A12" table:number-columns-spanned="5" office:value-type="string">
            <text:p text:style-name="P55">Vrhací</text:p>
          </table:table-cell>
          <table:covered-table-cell/>
          <table:covered-table-cell/>
          <table:covered-table-cell/>
          <table:covered-table-cell/>
        </table:table-row>
        <table:table-row table:style-name="Table30.1">
          <table:table-cell table:style-name="Table30.A4" office:value-type="string">
            <text:p text:style-name="P51">Vrhací šipka</text:p>
          </table:table-cell>
          <table:table-cell table:style-name="Table30.A4" office:value-type="string">
            <text:p text:style-name="P52">1</text:p>
          </table:table-cell>
          <table:table-cell table:style-name="Table30.A4" office:value-type="string">
            <text:p text:style-name="P58">2</text:p>
          </table:table-cell>
          <table:table-cell table:style-name="Table30.A4" office:value-type="string">
            <text:p text:style-name="P87"><text:span text:style-name="T22">Sil + </text:span><text:span text:style-name="T24">6</text:span></text:p>
          </table:table-cell>
          <table:table-cell table:style-name="Table30.A4" office:value-type="string">
            <text:p text:style-name="P87"><text:span text:style-name="T24">4</text:span><text:span text:style-name="T22"> </text:span><text:span text:style-name="T24">dn</text:span></text:p>
          </table:table-cell>
        </table:table-row>
        <table:table-row table:style-name="Table30.1">
          <table:table-cell table:style-name="Table30.A4" office:value-type="string">
            <text:p text:style-name="P51">Kámen</text:p>
          </table:table-cell>
          <table:table-cell table:style-name="Table30.A4" office:value-type="string">
            <text:p text:style-name="P52">0</text:p>
          </table:table-cell>
          <table:table-cell table:style-name="Table30.A4" office:value-type="string">
            <text:p text:style-name="P58">3</text:p>
          </table:table-cell>
          <table:table-cell table:style-name="Table30.A4" office:value-type="string">
            <text:p text:style-name="P87"><text:span text:style-name="T22">Sil + </text:span><text:span text:style-name="T24">5</text:span></text:p>
          </table:table-cell>
          <table:table-cell table:style-name="Table30.A4" office:value-type="string">
            <text:p text:style-name="P52">-</text:p>
          </table:table-cell>
        </table:table-row>
        <table:table-row table:style-name="Table30.15">
          <table:table-cell table:style-name="Table30.A4" office:value-type="string">
            <text:p text:style-name="P88"><text:span text:style-name="T22">Oštěp</text:span><text:span text:style-name="T24">**</text:span></text:p>
          </table:table-cell>
          <table:table-cell table:style-name="Table30.A4" office:value-type="string">
            <text:p text:style-name="P52">1</text:p>
          </table:table-cell>
          <table:table-cell table:style-name="Table30.A4" office:value-type="string">
            <text:p text:style-name="P58">6</text:p>
          </table:table-cell>
          <table:table-cell table:style-name="Table30.A4" office:value-type="string">
            <text:p text:style-name="P87"><text:span text:style-name="T22">2*Sil + </text:span><text:span text:style-name="T24">6</text:span></text:p>
          </table:table-cell>
          <table:table-cell table:style-name="Table30.A4" office:value-type="string">
            <text:p text:style-name="P87"><text:span text:style-name="T24">2</text:span><text:span text:style-name="T22"> st</text:span></text:p>
          </table:table-cell>
        </table:table-row>
        <table:table-row table:style-name="Table30.1">
          <table:table-cell table:style-name="Table30.A4" office:value-type="string">
            <text:p text:style-name="P51">Hvězdice</text:p>
          </table:table-cell>
          <table:table-cell table:style-name="Table30.A4" office:value-type="string">
            <text:p text:style-name="P52">1</text:p>
          </table:table-cell>
          <table:table-cell table:style-name="Table30.A4" office:value-type="string">
            <text:p text:style-name="P58">2</text:p>
          </table:table-cell>
          <table:table-cell table:style-name="Table30.A4" office:value-type="string">
            <text:p text:style-name="P87"><text:span text:style-name="T22">Sil + </text:span><text:span text:style-name="T24">4</text:span></text:p>
          </table:table-cell>
          <table:table-cell table:style-name="Table30.A4" office:value-type="string">
            <text:p text:style-name="P87"><text:span text:style-name="T22">2 </text:span><text:span text:style-name="T24">dn</text:span></text:p>
          </table:table-cell>
        </table:table-row>
        <table:table-row table:style-name="Table30.1">
          <table:table-cell table:style-name="Table30.A4" office:value-type="string">
            <text:p text:style-name="P51">Vrhací dýka</text:p>
          </table:table-cell>
          <table:table-cell table:style-name="Table30.A4" office:value-type="string">
            <text:p text:style-name="P52">1</text:p>
          </table:table-cell>
          <table:table-cell table:style-name="Table30.A4" office:value-type="string">
            <text:p text:style-name="P58">3</text:p>
          </table:table-cell>
          <table:table-cell table:style-name="Table30.A4" office:value-type="string">
            <text:p text:style-name="P87"><text:span text:style-name="T22">Sil + </text:span><text:span text:style-name="T24">5</text:span></text:p>
          </table:table-cell>
          <table:table-cell table:style-name="Table30.A4" office:value-type="string">
            <text:p text:style-name="P87"><text:span text:style-name="T24">2</text:span><text:span text:style-name="T22"> st</text:span></text:p>
          </table:table-cell>
        </table:table-row>
        <table:table-row table:style-name="Table30.1">
          <table:table-cell table:style-name="Table30.A18" office:value-type="string">
            <text:p text:style-name="P51">Vrhací sekera</text:p>
          </table:table-cell>
          <table:table-cell table:style-name="Table30.A18" office:value-type="string">
            <text:p text:style-name="P52">0</text:p>
          </table:table-cell>
          <table:table-cell table:style-name="Table30.A18" office:value-type="string">
            <text:p text:style-name="P58">6</text:p>
          </table:table-cell>
          <table:table-cell table:style-name="Table30.A18" office:value-type="string">
            <text:p text:style-name="P87"><text:span text:style-name="T22">Sil + </text:span><text:span text:style-name="T24">3</text:span></text:p>
          </table:table-cell>
          <table:table-cell table:style-name="Table30.A18" office:value-type="string">
            <text:p text:style-name="P87"><text:span text:style-name="T24">3</text:span><text:span text:style-name="T22"> st</text:span></text:p>
          </table:table-cell>
        </table:table-row>
      </table:table>
      <text:p text:style-name="P92"/>
      <text:p text:style-name="P8"/>
      <table:table table:name="Table31" table:style-name="Table31">
        <table:table-column table:style-name="Table31.A"/>
        <table:table-column table:style-name="Table31.B"/>
        <table:table-column table:style-name="Table31.C"/>
        <text:soft-page-break/>
        <table:table-row table:style-name="Table31.1">
          <table:table-cell table:style-name="Table31.A1" table:number-columns-spanned="3" office:value-type="string">
            <text:h text:style-name="P103" text:outline-level="4">Tabulka štítů</text:h>
          </table:table-cell>
          <table:covered-table-cell/>
          <table:covered-table-cell/>
        </table:table-row>
        <table:table-row table:style-name="Table31.1">
          <table:table-cell table:style-name="Table31.A2" office:value-type="string">
            <text:p text:style-name="P51">Štít</text:p>
          </table:table-cell>
          <table:table-cell table:style-name="Table31.A2" office:value-type="string">
            <text:p text:style-name="P95">Obrana</text:p>
          </table:table-cell>
          <table:table-cell table:style-name="Table31.A2" office:value-type="string">
            <text:p text:style-name="P95">Cena</text:p>
          </table:table-cell>
        </table:table-row>
        <table:table-row table:style-name="Table31.1">
          <table:table-cell table:style-name="Table31.A3" office:value-type="string">
            <text:p text:style-name="P51">Pěstní štít*</text:p>
          </table:table-cell>
          <table:table-cell table:style-name="Table31.A3" office:value-type="string">
            <text:p text:style-name="P96">+1/-</text:p>
          </table:table-cell>
          <table:table-cell table:style-name="Table31.A3" office:value-type="string">
            <text:p text:style-name="P100"><text:span text:style-name="T24">5</text:span><text:span text:style-name="T22"> st</text:span></text:p>
          </table:table-cell>
        </table:table-row>
        <table:table-row table:style-name="Table31.1">
          <table:table-cell table:style-name="Table31.A3" office:value-type="string">
            <text:p text:style-name="P51">Malý štít</text:p>
          </table:table-cell>
          <table:table-cell table:style-name="Table31.A3" office:value-type="string">
            <text:p text:style-name="P96">+1/1</text:p>
          </table:table-cell>
          <table:table-cell table:style-name="Table31.A3" office:value-type="string">
            <text:p text:style-name="P95">1 zl</text:p>
          </table:table-cell>
        </table:table-row>
        <table:table-row table:style-name="Table31.1">
          <table:table-cell table:style-name="Table31.A3" office:value-type="string">
            <text:p text:style-name="P51">Střední štít</text:p>
          </table:table-cell>
          <table:table-cell table:style-name="Table31.A3" office:value-type="string">
            <text:p text:style-name="P96">+1/2</text:p>
          </table:table-cell>
          <table:table-cell table:style-name="Table31.A3" office:value-type="string">
            <text:p text:style-name="P100"><text:span text:style-name="T24">3</text:span><text:span text:style-name="T22"> zl</text:span></text:p>
          </table:table-cell>
        </table:table-row>
        <table:table-row table:style-name="Table31.1">
          <table:table-cell table:style-name="Table31.A6" office:value-type="string">
            <text:p text:style-name="P51">Velký štít</text:p>
          </table:table-cell>
          <table:table-cell table:style-name="Table31.A6" office:value-type="string">
            <text:p text:style-name="P96">+1/3</text:p>
          </table:table-cell>
          <table:table-cell table:style-name="Table31.A6" office:value-type="string">
            <text:p text:style-name="P100"><text:span text:style-name="T24">5</text:span><text:span text:style-name="T22"> zl</text:span></text:p>
          </table:table-cell>
        </table:table-row>
      </table:table>
      <text:p text:style-name="P92"/>
      <text:p text:style-name="P9"/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column table:style-name="Table32.E"/>
        <table:table-column table:style-name="Table32.F"/>
        <table:table-row table:style-name="Table32.1">
          <table:table-cell table:style-name="Table32.A1" table:number-columns-spanned="6" office:value-type="string">
            <text:h text:style-name="P103" text:outline-level="4"><text:bookmark text:name="6111"/>Tabulka zbrojí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2.1">
          <table:table-cell table:style-name="Table32.A2" office:value-type="string">
            <text:p text:style-name="P95"/>
          </table:table-cell>
          <table:table-cell table:style-name="Table32.A2" office:value-type="string">
            <text:p text:style-name="P96"/>
          </table:table-cell>
          <table:table-cell table:style-name="Table32.A2" office:value-type="string">
            <text:p text:style-name="P96"/>
          </table:table-cell>
          <table:table-cell table:style-name="Table32.A2" office:value-type="string">
            <text:p text:style-name="P96"/>
          </table:table-cell>
          <table:table-cell table:style-name="Table32.A2" office:value-type="string">
            <text:p text:style-name="P96"/>
          </table:table-cell>
          <table:table-cell table:style-name="Table32.A2" office:value-type="string">
            <text:p text:style-name="P95"/>
          </table:table-cell>
        </table:table-row>
        <table:table-row table:style-name="Table32.1">
          <table:table-cell table:style-name="Table32.A3" office:value-type="string">
            <text:p text:style-name="P97"/>
          </table:table-cell>
          <table:table-cell table:style-name="Table32.A3" office:value-type="string">
            <text:p text:style-name="P96"/>
          </table:table-cell>
          <table:table-cell table:style-name="Table32.A3" office:value-type="string">
            <text:p text:style-name="P96"/>
          </table:table-cell>
          <table:table-cell table:style-name="Table32.A3" office:value-type="string">
            <text:p text:style-name="P96"/>
          </table:table-cell>
          <table:table-cell table:style-name="Table32.A3" office:value-type="string">
            <text:p text:style-name="P96"/>
          </table:table-cell>
          <table:table-cell table:style-name="Table32.A3" office:value-type="string">
            <text:p text:style-name="P96"/>
          </table:table-cell>
        </table:table-row>
        <table:table-row table:style-name="Table32.1">
          <table:table-cell table:style-name="Table32.A2" office:value-type="string">
            <text:p text:style-name="P97"/>
          </table:table-cell>
          <table:table-cell table:style-name="Table32.A2" office:value-type="string">
            <text:p text:style-name="P96"/>
          </table:table-cell>
          <table:table-cell table:style-name="Table32.A2" office:value-type="string">
            <text:p text:style-name="P96"/>
          </table:table-cell>
          <table:table-cell table:style-name="Table32.A2" office:value-type="string">
            <text:p text:style-name="P96"/>
          </table:table-cell>
          <table:table-cell table:style-name="Table32.A2" office:value-type="string">
            <text:p text:style-name="P96"/>
          </table:table-cell>
          <table:table-cell table:style-name="Table32.A2" office:value-type="string">
            <text:p text:style-name="P96"/>
          </table:table-cell>
        </table:table-row>
        <table:table-row table:style-name="Table32.1">
          <table:table-cell table:style-name="Table32.A3" office:value-type="string">
            <text:p text:style-name="P98"/>
          </table:table-cell>
          <table:table-cell table:style-name="Table32.A3" office:value-type="string">
            <text:p text:style-name="P96"/>
          </table:table-cell>
          <table:table-cell table:style-name="Table32.A3" office:value-type="string">
            <text:p text:style-name="P58"/>
          </table:table-cell>
          <table:table-cell table:style-name="Table32.A3" office:value-type="string">
            <text:p text:style-name="P58"/>
          </table:table-cell>
          <table:table-cell table:style-name="Table32.A3" office:value-type="string">
            <text:p text:style-name="P96"/>
          </table:table-cell>
          <table:table-cell table:style-name="Table32.A3" office:value-type="string">
            <text:p text:style-name="P99"/>
          </table:table-cell>
        </table:table-row>
        <table:table-row table:style-name="Table32.1">
          <table:table-cell table:style-name="Table32.A3" office:value-type="string">
            <text:p text:style-name="P98"/>
          </table:table-cell>
          <table:table-cell table:style-name="Table32.A3" office:value-type="string">
            <text:p text:style-name="P96"/>
          </table:table-cell>
          <table:table-cell table:style-name="Table32.A3" office:value-type="string">
            <text:p text:style-name="P58"/>
          </table:table-cell>
          <table:table-cell table:style-name="Table32.A3" office:value-type="string">
            <text:p text:style-name="P58"/>
          </table:table-cell>
          <table:table-cell table:style-name="Table32.A3" office:value-type="string">
            <text:p text:style-name="P96"/>
          </table:table-cell>
          <table:table-cell table:style-name="Table32.A3" office:value-type="string">
            <text:p text:style-name="P99"/>
          </table:table-cell>
        </table:table-row>
        <table:table-row table:style-name="Table32.1">
          <table:table-cell table:style-name="Table32.A3" office:value-type="string">
            <text:p text:style-name="P98"/>
          </table:table-cell>
          <table:table-cell table:style-name="Table32.A3" office:value-type="string">
            <text:p text:style-name="P96"/>
          </table:table-cell>
          <table:table-cell table:style-name="Table32.A3" office:value-type="string">
            <text:p text:style-name="P67"/>
          </table:table-cell>
          <table:table-cell table:style-name="Table32.A3" office:value-type="string">
            <text:p text:style-name="P67"/>
          </table:table-cell>
          <table:table-cell table:style-name="Table32.A3" office:value-type="string">
            <text:p text:style-name="P96"/>
          </table:table-cell>
          <table:table-cell table:style-name="Table32.A3" office:value-type="string">
            <text:p text:style-name="P99"/>
          </table:table-cell>
        </table:table-row>
        <table:table-row table:style-name="Table32.1">
          <table:table-cell table:style-name="Table32.A3" office:value-type="string">
            <text:p text:style-name="P98"/>
          </table:table-cell>
          <table:table-cell table:style-name="Table32.A3" office:value-type="string">
            <text:p text:style-name="P96"/>
          </table:table-cell>
          <table:table-cell table:style-name="Table32.A3" office:value-type="string">
            <text:p text:style-name="P67"/>
          </table:table-cell>
          <table:table-cell table:style-name="Table32.A3" office:value-type="string">
            <text:p text:style-name="P67"/>
          </table:table-cell>
          <table:table-cell table:style-name="Table32.A3" office:value-type="string">
            <text:p text:style-name="P96"/>
          </table:table-cell>
          <table:table-cell table:style-name="Table32.A3" office:value-type="string">
            <text:p text:style-name="P99"/>
          </table:table-cell>
        </table:table-row>
        <table:table-row table:style-name="Table32.1">
          <table:table-cell table:style-name="Table32.A3" office:value-type="string">
            <text:p text:style-name="P98"/>
          </table:table-cell>
          <table:table-cell table:style-name="Table32.A3" office:value-type="string">
            <text:p text:style-name="P99"/>
          </table:table-cell>
          <table:table-cell table:style-name="Table32.A3" office:value-type="string">
            <text:p text:style-name="P67"/>
          </table:table-cell>
          <table:table-cell table:style-name="Table32.A3" office:value-type="string">
            <text:p text:style-name="P67"/>
          </table:table-cell>
          <table:table-cell table:style-name="Table32.A3" office:value-type="string">
            <text:p text:style-name="P96"/>
          </table:table-cell>
          <table:table-cell table:style-name="Table32.A3" office:value-type="string">
            <text:p text:style-name="P99"/>
          </table:table-cell>
        </table:table-row>
        <table:table-row table:style-name="Table32.1">
          <table:table-cell table:style-name="Table32.A3" office:value-type="string">
            <text:p text:style-name="P98"/>
          </table:table-cell>
          <table:table-cell table:style-name="Table32.A3" office:value-type="string">
            <text:p text:style-name="P99"/>
          </table:table-cell>
          <table:table-cell table:style-name="Table32.A3" office:value-type="string">
            <text:p text:style-name="P67"/>
          </table:table-cell>
          <table:table-cell table:style-name="Table32.A3" office:value-type="string">
            <text:p text:style-name="P67"/>
          </table:table-cell>
          <table:table-cell table:style-name="Table32.A3" office:value-type="string">
            <text:p text:style-name="P96"/>
          </table:table-cell>
          <table:table-cell table:style-name="Table32.A3" office:value-type="string">
            <text:p text:style-name="P99"/>
          </table:table-cell>
        </table:table-row>
        <table:table-row table:style-name="Table32.1">
          <table:table-cell table:style-name="Table32.A3" office:value-type="string">
            <text:p text:style-name="P98"/>
          </table:table-cell>
          <table:table-cell table:style-name="Table32.A3" office:value-type="string">
            <text:p text:style-name="P99"/>
          </table:table-cell>
          <table:table-cell table:style-name="Table32.A3" office:value-type="string">
            <text:p text:style-name="P67"/>
          </table:table-cell>
          <table:table-cell table:style-name="Table32.A3" office:value-type="string">
            <text:p text:style-name="P67"/>
          </table:table-cell>
          <table:table-cell table:style-name="Table32.A3" office:value-type="string">
            <text:p text:style-name="P99"/>
          </table:table-cell>
          <table:table-cell table:style-name="Table32.A3" office:value-type="string">
            <text:p text:style-name="P99"/>
          </table:table-cell>
        </table:table-row>
        <table:table-row table:style-name="Table32.1">
          <table:table-cell table:style-name="Table32.A3" office:value-type="string">
            <text:p text:style-name="P98"/>
          </table:table-cell>
          <table:table-cell table:style-name="Table32.A3" office:value-type="string">
            <text:p text:style-name="P99"/>
          </table:table-cell>
          <table:table-cell table:style-name="Table32.A3" office:value-type="string">
            <text:p text:style-name="P67"/>
          </table:table-cell>
          <table:table-cell table:style-name="Table32.A3" office:value-type="string">
            <text:p text:style-name="P67"/>
          </table:table-cell>
          <table:table-cell table:style-name="Table32.A3" office:value-type="string">
            <text:p text:style-name="P99"/>
          </table:table-cell>
          <table:table-cell table:style-name="Table32.A3" office:value-type="string">
            <text:p text:style-name="P99"/>
          </table:table-cell>
        </table:table-row>
        <table:table-row table:style-name="Table32.1">
          <table:table-cell table:style-name="Table32.A3" office:value-type="string">
            <text:p text:style-name="P98"/>
          </table:table-cell>
          <table:table-cell table:style-name="Table32.A3" office:value-type="string">
            <text:p text:style-name="P99"/>
          </table:table-cell>
          <table:table-cell table:style-name="Table32.A3" office:value-type="string">
            <text:p text:style-name="P58"/>
          </table:table-cell>
          <table:table-cell table:style-name="Table32.A3" office:value-type="string">
            <text:p text:style-name="P67"/>
          </table:table-cell>
          <table:table-cell table:style-name="Table32.A3" office:value-type="string">
            <text:p text:style-name="P96"/>
          </table:table-cell>
          <table:table-cell table:style-name="Table32.A3" office:value-type="string">
            <text:p text:style-name="P96"/>
          </table:table-cell>
        </table:table-row>
        <table:table-row table:style-name="Table32.1">
          <table:table-cell table:style-name="Table32.A14" office:value-type="string">
            <text:p text:style-name="P98"/>
          </table:table-cell>
          <table:table-cell table:style-name="Table32.A14" office:value-type="string">
            <text:p text:style-name="P99"/>
          </table:table-cell>
          <table:table-cell table:style-name="Table32.A14" office:value-type="string">
            <text:p text:style-name="P58"/>
          </table:table-cell>
          <table:table-cell table:style-name="Table32.A14" office:value-type="string">
            <text:p text:style-name="P67"/>
          </table:table-cell>
          <table:table-cell table:style-name="Table32.A14" office:value-type="string">
            <text:p text:style-name="P96"/>
          </table:table-cell>
          <table:table-cell table:style-name="Table32.A14" office:value-type="string">
            <text:p text:style-name="P96"/>
          </table:table-cell>
        </table:table-row>
      </table:table>
      <text:p text:style-name="P92"/>
      <text:p text:style-name="P3"/>
      <text:h text:style-name="Heading_20_1" text:outline-level="1"><text:bookmark-start text:name="__RefHeading__32107_1328805156"/>Magie<text:bookmark-end text:name="__RefHeading__32107_1328805156"/></text:h>
      <text:p text:style-name="P7">Koluzla stojí magy jako ve starém DrD, jen těch magů nejsou desítky, takže ko<text:span text:style-name="T29">u</text:span>zla budou stát někde mezi jedním a pěti magy (a ta nejdražší budou až na vyšších úrovních).</text:p>
      <text:p text:style-name="P7">Otázka je, jak řešit útočná kouzla. Je možné buď házet na seslání, nebo klasicky dračákovsky zasahovat automaticky a házet rovnou zranění (asi to druhé, pokud chceme co největší věrnost Dračáku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8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60%" fo:letter-spacing="0.004cm" fo:language="cs" fo:country="CZ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40%" fo:letter-spacing="0.004cm" fo:language="cs" fo:country="CZ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801cm" fo:margin-bottom="0.199cm" loext:contextual-spacing="false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20%" fo:letter-spacing="0.004cm" fo:language="cs" fo:country="CZ" fo:font-style="normal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99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pt" fo:letter-spacing="0.004cm" fo:language="cs" fo:country="CZ" fo:font-style="italic" style:text-underline-style="none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0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top="0cm" fo:margin-bottom="0.101cm" loext:contextual-spacing="false" fo:line-height="120%" fo:text-align="justify" style:justify-single-word="false" style:page-number="auto"/>
      <style:text-properties fo:font-size="80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7</text:page-number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7-03-03T21:01:28.277000000</dc:date>
    <meta:print-date>2113-01-01T00:00:00</meta:print-date>
    <meta:editing-cycles>7549</meta:editing-cycles>
    <meta:editing-duration>P24DT1H13M5S</meta:editing-duration>
    <meta:generator>LibreOffice/5.2.1.2$Windows_X86_64 LibreOffice_project/31dd62db80d4e60af04904455ec9c9219178d620</meta:generator>
    <dc:creator>York </dc:creator>
    <meta:document-statistic meta:table-count="4" meta:image-count="0" meta:object-count="0" meta:page-count="17" meta:paragraph-count="331" meta:word-count="2385" meta:character-count="13348" meta:non-whitespace-character-count="11257"/>
  </office:meta>
</office:document-meta>
</file>